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adornments="Regular" style:font-pitch="fixed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99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draw:marker-start-width="0.279cm" draw:marker-end="Arrowheads_20_7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marker-start="Arrow_20_short" draw:marker-end="Arrow_20_short" draw:fill="none" draw:fill-color="#ffffff" draw:textarea-horizontal-align="left" draw:auto-grow-height="true" draw:auto-grow-width="true" fo:min-height="0.712cm" fo:min-width="8.4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svg:stroke-color="#000000" draw:marker-start-width="0.2cm" draw:marker-end="" draw:marker-end-width="0.2cm" draw:fill="none" draw:fill-color="#ffffff" draw:textarea-horizontal-align="left" draw:textarea-vertical-align="top" draw:auto-grow-height="true" draw:auto-grow-width="false" fo:min-height="1.423cm" fo:min-width="0cm" fo:padding-top="0.125cm" fo:padding-bottom="0.125cm" fo:padding-left="0.25cm" fo:padding-right="0.25cm" loext:decorative="false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3.627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37cm" fo:min-width="2.67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73cm" fo:min-width="3.31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3.311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338cm" fo:min-width="3.627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49cm" fo:min-width="4.898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49cm" fo:min-width="5.21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3cm" fo:min-width="4.58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51cm" draw:marker-start-width="0.279cm" draw:marker-end="Arrowheads_20_5" draw:marker-end-width="0.381cm" draw:fill="none" draw:textarea-vertical-align="middle" fo:padding-top="0.15cm" fo:padding-bottom="0.15cm" fo:padding-left="0.275cm" fo:padding-right="0.275cm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1.338cm" fo:min-width="4.263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973cm" fo:min-width="4.263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8" style:family="graphic" style:parent-style-name="standard">
      <style:graphic-properties svg:stroke-width="0.051cm" draw:marker-start-width="0.279cm" draw:marker-end-width="0.279cm" draw:fill-color="#729fcf" draw:textarea-horizontal-align="justify" draw:textarea-vertical-align="top" draw:auto-grow-height="false" fo:min-height="13.987cm" fo:min-width="18.423cm" fo:padding-top="0.15cm" fo:padding-bottom="0.15cm" fo:padding-left="0.33cm" fo:padding-right="0.27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1.655cm" fo:min-width="4.897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1.02cm" fo:min-width="4.897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dee6ef" draw:textarea-horizontal-align="justify" draw:textarea-vertical-align="middle" draw:auto-grow-height="false" fo:min-height="2.019cm" fo:min-width="4.89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dee6ef" draw:textarea-horizontal-align="justify" draw:textarea-vertical-align="middle" draw:auto-grow-height="false" fo:min-height="1.323cm" fo:min-width="1.915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width="0.051cm" draw:marker-start-width="0.279cm" draw:marker-end="Arrowheads_20_8" draw:marker-end-width="0.381cm" draw:fill="none" draw:fill-color="#dee6ef" fo:padding-top="0.15cm" fo:padding-bottom="0.15cm" fo:padding-left="0.33cm" fo:padding-right="0.275cm" loext:decorative="false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1.655cm" fo:min-width="4.842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1.02cm" fo:min-width="4.842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dee6ef" draw:textarea-horizontal-align="justify" draw:textarea-vertical-align="middle" draw:auto-grow-height="false" fo:min-height="2.019cm" fo:min-width="4.842cm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width="0.051cm" draw:marker-start-width="0.279cm" draw:marker-end="Arrowheads_20_9" draw:marker-end-width="0.381cm" draw:fill="none" fo:padding-top="0.15cm" fo:padding-bottom="0.15cm" fo:padding-left="0.33cm" fo:padding-right="0.275cm" loext:decorative="false"/>
    </style:style>
    <style:style style:name="gr38" style:family="graphic" style:parent-style-name="objectwithoutfill">
      <style:graphic-properties svg:stroke-width="0.051cm" draw:marker-start-width="0.279cm" draw:marker-end="Arrowheads_20_10" draw:marker-end-width="0.381cm" draw:fill="none" fo:padding-top="0.15cm" fo:padding-bottom="0.15cm" fo:padding-left="0.33cm" fo:padding-right="0.275cm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261cm" loext:decorative="false"/>
      <style:paragraph-properties style:writing-mode="lr-tb"/>
    </style:style>
    <style:style style:name="gr40" style:family="graphic" style:parent-style-name="objectwithoutfill">
      <style:graphic-properties svg:stroke-width="0.051cm" draw:marker-start-width="0.279cm" draw:marker-end="Arrowheads_20_12" draw:marker-end-width="0.381cm" draw:fill="none" fo:padding-top="0.15cm" fo:padding-bottom="0.15cm" fo:padding-left="0.33cm" fo:padding-right="0.275cm" loext:decorative="false"/>
    </style:style>
    <style:style style:name="gr41" style:family="graphic" style:parent-style-name="objectwithoutfill">
      <style:graphic-properties svg:stroke-width="0.051cm" draw:marker-start-width="0.279cm" draw:marker-end="Arrowheads_20_13" draw:marker-end-width="0.381cm" draw:fill="none" fo:padding-top="0.15cm" fo:padding-bottom="0.15cm" fo:padding-left="0.33cm" fo:padding-right="0.275cm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8.533cm" fo:min-width="0cm" fo:padding-top="0cm" fo:padding-bottom="0cm" fo:padding-left="0cm" fo:padding-right="0cm" fo:wrap-option="no-wrap" loext:decorative="false"/>
      <style:paragraph-properties style:writing-mode="lr-tb"/>
    </style:style>
    <style:style style:name="gr4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7" style:family="graphic" style:parent-style-name="objectwithoutfill">
      <style:graphic-properties svg:stroke-width="0.051cm" svg:stroke-color="#3465a4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gr58" style:family="graphic" style:parent-style-name="objectwithoutfill">
      <style:graphic-properties svg:stroke-width="0.051cm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gr5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6" style:family="graphic" style:parent-style-name="standard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2.54cm" fo:min-width="0cm" fo:padding-top="0cm" fo:padding-bottom="0cm" fo:padding-left="0cm" fo:padding-right="0cm" fo:wrap-option="no-wrap" loext:decorative="false"/>
      <style:paragraph-properties style:writing-mode="lr-tb"/>
    </style:style>
    <style:style style:name="gr72" style:family="graphic" style:parent-style-name="standard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102cm" svg:stroke-color="#ff8000" draw:marker-start-width="0.356cm" draw:marker-end="Arrowheads_20_53" draw:marker-end-width="0.356cm" fo:padding-top="0.176cm" fo:padding-bottom="0.176cm" fo:padding-left="0.356cm" fo:padding-right="0.301cm" loext:decorative="false"/>
    </style:style>
    <style:style style:name="gr74" style:family="graphic" style:parent-style-name="standard">
      <style:graphic-properties svg:stroke-width="0.102cm" svg:stroke-color="#158466" draw:marker-start-width="0.356cm" draw:marker-end="Arrowheads_20_53" draw:marker-end-width="0.356cm" draw:fill-color="#158466" fo:padding-top="0.176cm" fo:padding-bottom="0.176cm" fo:padding-left="0.356cm" fo:padding-right="0.301cm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3.431cm" loext:decorative="false"/>
      <style:paragraph-properties style:writing-mode="lr-tb"/>
    </style:style>
    <style:style style:name="gr76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77" style:family="graphic" style:parent-style-name="standard">
      <style:graphic-properties draw:fill-color="#d4ea6b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2.54cm" fo:min-width="0cm" fo:padding-top="0cm" fo:padding-bottom="0cm" fo:padding-left="0cm" fo:padding-right="0cm" fo:wrap-option="no-wrap" loext:decorative="false"/>
      <style:paragraph-properties style:writing-mode="lr-tb"/>
    </style:style>
    <style:style style:name="gr7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fill-color="#e16173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fill-color="#e16173" draw:textarea-horizontal-align="justify" draw:textarea-vertical-align="middle" draw:auto-grow-height="false" fo:min-height="4.016cm" fo:min-width="3.712cm" style:writing-mode="lr-tb" loext:decorative="false"/>
      <style:paragraph-properties style:writing-mode="lr-tb"/>
    </style:style>
    <style:style style:name="gr99" style:family="graphic" style:parent-style-name="standard">
      <style:graphic-properties draw:fill-color="#158466" draw:textarea-horizontal-align="justify" draw:textarea-vertical-align="middle" draw:auto-grow-height="false" fo:min-height="3.791cm" fo:min-width="3.948cm" style:writing-mode="lr-tb" loext:decorative="false"/>
      <style:paragraph-properties style:writing-mode="lr-tb"/>
    </style:style>
    <style:style style:name="gr100" style:family="graphic" style:parent-style-name="objectwithoutfill">
      <style:graphic-properties draw:marker-end="Arrowheads_20_64" draw:marker-end-width="0.3cm" draw:fill="none" loext:decorative="false"/>
    </style:style>
    <style:style style:name="gr101" style:family="graphic" style:parent-style-name="objectwithoutfill">
      <style:graphic-properties draw:marker-end="Arrowheads_20_65" draw:marker-end-width="0.3cm" draw:fill="none" loext:decorative="false"/>
    </style:style>
    <style:style style:name="gr102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103" style:family="graphic" style:parent-style-name="objectwithoutfill">
      <style:graphic-properties draw:marker-end="Arrowheads_20_66" draw:marker-end-width="0.3cm" draw:fill="non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729fcf"/>
      <style:paragraph-properties fo:text-align="center" style:writing-mode="lr-tb"/>
    </style:style>
    <style:style style:name="P11" style:family="paragraph">
      <loext:graphic-properties draw:fill-color="#dee6ef"/>
      <style:paragraph-properties fo:text-align="center" style:writing-mode="lr-tb"/>
    </style:style>
    <style:style style:name="P12" style:family="paragraph">
      <loext:graphic-properties draw:fill="none" draw:fill-color="#dee6ef"/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6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7" style:family="paragraph">
      <loext:graphic-properties draw:fill-color="#3465a4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8" style:family="paragraph">
      <loext:graphic-properties draw:fill-color="#3465a4"/>
      <style:paragraph-properties fo:text-align="center" style:writing-mode="lr-tb"/>
    </style:style>
    <style:style style:name="P19" style:family="paragraph">
      <loext:graphic-properties draw:fill="none" draw:fill-color="#069a2e"/>
      <style:paragraph-properties fo:text-align="center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6pt" style:letter-kerning="true" style:font-name-asian="Noto Sans CJK SC" style:font-size-asian="18pt" style:font-name-complex="Noto Sans Devanagari" style:font-size-complex="18pt"/>
    </style:style>
    <style:style style:name="P22" style:family="paragraph">
      <loext:graphic-properties draw:fill-color="#158466"/>
      <style:paragraph-properties fo:text-align="center" style:writing-mode="lr-tb"/>
    </style:style>
    <style:style style:name="P23" style:family="paragraph">
      <loext:graphic-properties draw:fill-color="#158466"/>
      <style:paragraph-properties fo:text-align="center"/>
    </style:style>
    <style:style style:name="P24" style:family="paragraph">
      <loext:graphic-properties draw:fill="none" draw:fill-color="#ffffff"/>
      <style:text-properties style:font-name="Andale Mono"/>
    </style:style>
    <style:style style:name="P25" style:family="paragraph">
      <loext:graphic-properties draw:fill-color="#d4ea6b"/>
      <style:paragraph-properties fo:text-align="center" style:writing-mode="lr-tb"/>
    </style:style>
    <style:style style:name="P26" style:family="paragraph">
      <loext:graphic-properties draw:fill-color="#e16173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27" style:family="paragraph">
      <loext:graphic-properties draw:fill-color="#3465a4"/>
      <style:paragraph-properties fo:margin-left="0cm" fo:margin-right="0cm" fo:text-align="center" fo:text-indent="0cm" style:writing-mode="lr-tb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2" style:family="text">
      <style:text-properties fo:font-size="18pt"/>
    </style:style>
    <style:style style:name="T3" style:family="text">
      <style:text-properties style:font-name="Liberation Sans" fo:font-size="16pt" style:letter-kerning="true" style:font-name-asian="Noto Sans CJK SC" style:font-size-asian="18pt" style:font-name-complex="Noto Sans Devanagari" style:font-size-complex="18pt"/>
    </style:style>
    <style:style style:name="T4" style:family="text">
      <style:text-properties style:font-name="Liberation Sans" fo:font-size="16pt" fo:font-weight="normal" style:letter-kerning="true" style:font-name-asian="Noto Sans CJK SC" style:font-size-asian="18pt" style:font-weight-asian="normal" style:font-name-complex="Noto Sans Devanagari" style:font-size-complex="18pt" style:font-weight-complex="normal"/>
    </style:style>
    <style:style style:name="T5" style:family="text">
      <style:text-properties style:font-name="Andale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93cm" svg:height="1.905cm" svg:x="1.4cm" svg:y="3.54cm">
          <text:p text:style-name="P1">Node A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93cm" svg:height="1.905cm" svg:x="14.495cm" svg:y="3.54cm">
          <text:p text:style-name="P1">Nod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93cm" svg:y1="4.492cm" svg:x2="14.495cm" svg:y2="4.492cm" draw:start-shape="id1" draw:start-glue-point="1" draw:end-shape="id2" draw:end-glue-point="3" svg:d="M4893 4492h9602" svg:viewBox="0 0 9603 1">
          <text:p/>
        </draw:connector>
        <draw:custom-shape draw:style-name="gr1" draw:text-style-name="P2" xml:id="id3" draw:id="id3" draw:layer="layout" svg:width="3.493cm" svg:height="1.905cm" svg:x="14.495cm" svg:y="7.985cm">
          <text:p text:style-name="P1">Node C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255cm" svg:height="1.673cm" svg:x="5.562cm" svg:y="3.554cm">
          <draw:text-box>
            <text:p>(directed unweighted edge)</text:p>
          </draw:text-box>
        </draw:frame>
        <draw:frame draw:style-name="gr4" draw:text-style-name="P4" draw:layer="layout" svg:width="8.956cm" svg:height="0.962cm" svg:x="11.795cm" svg:y="6.388cm">
          <draw:text-box>
            <text:p>(undirected unweighted edge)</text:p>
          </draw:text-box>
        </draw:frame>
        <draw:frame draw:style-name="gr5" draw:text-style-name="P4" draw:layer="layout" svg:width="8.478cm" svg:height="2.384cm" svg:x="3.922cm" svg:y="9.611cm">
          <draw:text-box>
            <text:p><text:s/><text:s/><text:s/><text:s/><text:s/><text:s/><text:s/><text:s/><text:s/><text:s/><text:s/><text:s/><text:s/><text:s/><text:s/><text:s/><text:s/><text:s/><text:s/><text:s/><text:s/><text:s/><text:s/>99</text:p>
            <text:p>(undirected weighted edge)</text:p>
          </draw:text-box>
        </draw:frame>
        <draw:frame draw:style-name="gr6" draw:text-style-name="P4" draw:layer="layout" svg:width="4.155cm" svg:height="0.962cm" svg:x="8.42cm" svg:y="1cm">
          <draw:text-box>
            <text:p>Components</text:p>
          </draw:text-box>
        </draw:frame>
        <draw:connector draw:style-name="gr2" draw:text-style-name="P3" draw:layer="layout" draw:type="line" svg:x1="3.146cm" svg:y1="5.445cm" svg:x2="14.495cm" svg:y2="8.937cm" draw:start-shape="id1" draw:start-glue-point="2" draw:end-shape="id3" draw:end-glue-point="3" svg:d="M3146 5445l11349 3492" svg:viewBox="0 0 11350 3493">
          <text:p/>
        </draw:connector>
        <draw:frame draw:style-name="gr7" draw:text-style-name="P6" draw:layer="layout" svg:width="8.16cm" svg:height="1.673cm" svg:x="4.187cm" svg:y="5.68cm">
          <draw:text-box>
            <text:p text:style-name="P5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7</text:span><text:span text:style-name="T1">5</text:span></text:p>
            <text:p text:style-name="P5"><text:span text:style-name="T1">(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e</text:span><text:span text:style-name="T1">d</text:span><text:span text:style-name="T1"> </text:span><text:span text:style-name="T1">w</text:span><text:span text:style-name="T1">e</text:span><text:span text:style-name="T1">i</text:span><text:span text:style-name="T1">g</text:span><text:span text:style-name="T1">h</text:span><text:span text:style-name="T1">t</text:span><text:span text:style-name="T1">e</text:span><text:span text:style-name="T1">d</text:span><text:span text:style-name="T1"> </text:span><text:span text:style-name="T1">e</text:span><text:span text:style-name="T1">d</text:span><text:span text:style-name="T1">g</text:span><text:span text:style-name="T1">e</text:span><text:span text:style-name="T1">)</text:span></text:p>
          </draw:text-box>
        </draw:frame>
        <draw:connector draw:style-name="gr8" draw:text-style-name="P3" draw:layer="layout" draw:type="line" svg:x1="16.241cm" svg:y1="5.445cm" svg:x2="16.241cm" svg:y2="7.985cm" draw:start-shape="id2" draw:start-glue-point="2" draw:end-shape="id3" draw:end-glue-point="0" svg:d="M16241 5445v2540" svg:viewBox="0 0 1 2541">
          <text:p/>
        </draw:connector>
        <draw:connector draw:style-name="gr9" draw:text-style-name="P3" draw:layer="layout" svg:x1="3.146cm" svg:y1="5.445cm" svg:x2="16.241cm" svg:y2="9.89cm" draw:start-shape="id1" draw:start-glue-point="2" draw:end-shape="id3" draw:end-glue-point="2" svg:d="M3146 5445v4945h13095v-500" svg:viewBox="0 0 13096 4946">
          <text:p/>
        </draw:connector>
        <draw:custom-shape draw:style-name="gr10" draw:text-style-name="P2" xml:id="id4" draw:id="id4" draw:layer="layout" svg:width="4.127cm" svg:height="1.905cm" svg:x="1.952cm" svg:y="13.7cm">
          <text:p text:style-name="P1">Node D</text:p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4.127cm" svg:height="1.905cm" svg:x="9.89cm" svg:y="13.7cm">
          <text:p text:style-name="P1">Node E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6.079cm" svg:y1="14.652cm" svg:x2="9.89cm" svg:y2="14.652cm" draw:start-shape="id4" draw:end-shape="id5" draw:end-glue-point="3" svg:d="M6079 14652h3811" svg:viewBox="0 0 3812 1">
          <text:p/>
        </draw:connector>
      </draw:page>
      <draw:page draw:name="page2" draw:style-name="dp1" draw:master-page-name="Default">
        <draw:frame draw:style-name="gr12" draw:text-style-name="P7" draw:layer="layout" svg:width="9.65cm" svg:height="0.962cm" svg:x="6.362cm" svg:y="14.2cm">
          <draw:text-box>
            <text:p><text:span text:style-name="T2">C</text:span><text:span text:style-name="T2">y</text:span><text:span text:style-name="T2">c</text:span><text:span text:style-name="T2">l</text:span><text:span text:style-name="T2">i</text:span><text:span text:style-name="T2">c</text:span><text:span text:style-name="T2"> </text:span><text:span text:style-name="T2">U</text:span><text:span text:style-name="T2">n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e</text:span><text:span text:style-name="T2">d</text:span><text:span text:style-name="T2"> </text:span><text:span text:style-name="T2">u</text:span><text:span text:style-name="T2">n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e</text:span><text:span text:style-name="T2">d</text:span></text:p>
          </draw:text-box>
        </draw:frame>
        <draw:custom-shape draw:style-name="gr13" draw:text-style-name="P9" xml:id="id6" draw:id="id6" draw:layer="layout" svg:width="3.175cm" svg:height="1.587cm" svg:x="2.905cm" svg:y="16.028cm">
          <text:p text:style-name="P8"><text:span text:style-name="T2">Neima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10" draw:id="id10" draw:layer="layout" svg:width="3.81cm" svg:height="2.223cm" svg:x="14.97cm" svg:y="18.667cm">
          <text:p text:style-name="P8"><text:span text:style-name="T2">Cristiano Ronaldo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1" draw:id="id11" draw:layer="layout" svg:width="3.175cm" svg:height="1.587cm" svg:x="15.287cm" svg:y="25.062cm">
          <text:p text:style-name="P8"><text:span text:style-name="T2">Messi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8" draw:id="id8" draw:layer="layout" svg:width="3.811cm" svg:height="1.588cm" svg:x="2.586cm" svg:y="22.377cm">
          <text:p text:style-name="P8"><text:span text:style-name="T2">Ronaldinho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9" draw:id="id9" draw:layer="layout" svg:width="3.175cm" svg:height="1.27cm" svg:x="7.032cm" svg:y="25.235cm">
          <text:p text:style-name="P8"><text:span text:style-name="T2">Zidan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3.175cm" svg:height="1.587cm" svg:x="9.255cm" svg:y="16.027cm">
          <text:p text:style-name="P8"><text:span text:style-name="T2">Ronaldo Gaucho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08cm" svg:y1="16.821cm" svg:x2="9.255cm" svg:y2="16.82cm" draw:start-shape="id6" draw:start-glue-point="1" draw:end-shape="id7" svg:d="M6080 16821l3175-1" svg:viewBox="0 0 3176 2">
          <text:p/>
        </draw:connector>
        <draw:connector draw:style-name="gr8" draw:text-style-name="P3" draw:layer="layout" draw:type="line" svg:x1="4.492cm" svg:y1="17.615cm" svg:x2="4.491cm" svg:y2="22.377cm" draw:start-shape="id6" draw:start-glue-point="2" draw:end-shape="id8" draw:end-glue-point="0" svg:d="M4492 17615l-1 4762" svg:viewBox="0 0 2 4763">
          <text:p/>
        </draw:connector>
        <draw:connector draw:style-name="gr8" draw:text-style-name="P3" draw:layer="layout" draw:type="line" svg:x1="4.491cm" svg:y1="22.377cm" svg:x2="10.842cm" svg:y2="17.614cm" draw:start-shape="id8" draw:start-glue-point="0" draw:end-shape="id7" draw:end-glue-point="2" svg:d="M4491 22377l6351-4763" svg:viewBox="0 0 6352 4764">
          <text:p/>
        </draw:connector>
        <draw:connector draw:style-name="gr8" draw:text-style-name="P3" draw:layer="layout" draw:type="line" svg:x1="4.491cm" svg:y1="23.965cm" svg:x2="8.619cm" svg:y2="25.235cm" draw:start-shape="id8" draw:start-glue-point="2" draw:end-shape="id9" draw:end-glue-point="0" svg:d="M4491 23965l4128 1270" svg:viewBox="0 0 4129 1271">
          <text:p/>
        </draw:connector>
        <draw:connector draw:style-name="gr8" draw:text-style-name="P3" draw:layer="layout" draw:type="line" svg:x1="12.43cm" svg:y1="16.82cm" svg:x2="16.875cm" svg:y2="18.667cm" draw:start-shape="id7" draw:start-glue-point="1" draw:end-shape="id10" draw:end-glue-point="0" svg:d="M12430 16820l4445 1847" svg:viewBox="0 0 4446 1848">
          <text:p/>
        </draw:connector>
        <draw:connector draw:style-name="gr8" draw:text-style-name="P3" draw:layer="layout" draw:type="line" svg:x1="16.874cm" svg:y1="25.062cm" svg:x2="16.875cm" svg:y2="20.89cm" draw:start-shape="id11" draw:start-glue-point="0" draw:end-shape="id10" draw:end-glue-point="2" svg:d="M16874 25062l1-4172" svg:viewBox="0 0 2 4173">
          <text:p/>
        </draw:connector>
        <draw:connector draw:style-name="gr8" draw:text-style-name="P3" draw:layer="layout" draw:type="line" svg:x1="10.207cm" svg:y1="25.87cm" svg:x2="15.287cm" svg:y2="25.855cm" draw:start-shape="id9" draw:start-glue-point="1" draw:end-shape="id11" draw:end-glue-point="3" svg:d="M10207 25870l5080-15" svg:viewBox="0 0 5081 16">
          <text:p/>
        </draw:connector>
        <draw:connector draw:style-name="gr8" draw:text-style-name="P3" draw:layer="layout" draw:type="line" svg:x1="16.874cm" svg:y1="25.062cm" svg:x2="4.492cm" svg:y2="17.615cm" draw:start-shape="id11" draw:start-glue-point="0" draw:end-shape="id6" draw:end-glue-point="2" svg:d="M16874 25062l-12382-7447" svg:viewBox="0 0 12383 7448">
          <text:p/>
        </draw:connector>
        <draw:custom-shape draw:style-name="gr17" draw:text-style-name="P9" xml:id="id12" draw:id="id12" draw:layer="layout" svg:width="4.127cm" svg:height="1.588cm" svg:x="1.318cm" svg:y="2.552cm">
          <text:p text:style-name="P8"><text:span text:style-name="T2">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13" draw:id="id13" draw:layer="layout" svg:width="5.398cm" svg:height="0.999cm" svg:x="5.127cm" svg:y="5.716cm">
          <text:p text:style-name="P8"><text:span text:style-name="T2">programm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14" draw:id="id14" draw:layer="layout" svg:width="5.715cm" svg:height="0.999cm" svg:x="5.026cm" svg:y="10.178cm">
          <text:p text:style-name="P8"><text:span text:style-name="T2">Object Orien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15" draw:id="id15" draw:layer="layout" svg:width="5.08cm" svg:height="0.953cm" svg:x="13.382cm" svg:y="7.627cm">
          <text:p text:style-name="P8"><text:span text:style-name="T2">Data Structures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xml:id="id16" draw:id="id16" draw:layer="layout" svg:width="4.445cm" svg:height="0.952cm" svg:x="13.7cm" svg:y="9.572cm">
          <text:p text:style-name="P8"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17" draw:id="id17" draw:layer="layout" svg:width="3.175cm" svg:height="0.952cm" svg:x="14.368cm" svg:y="11.734cm">
          <text:p text:style-name="P8"><text:span text:style-name="T2">Backend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3.381cm" svg:y1="4.14cm" svg:x2="7.826cm" svg:y2="5.716cm" draw:start-shape="id12" draw:start-glue-point="2" draw:end-shape="id13" draw:end-glue-point="0" svg:d="M3381 4140l4445 1576" svg:viewBox="0 0 4446 1577">
          <text:p/>
        </draw:connector>
        <draw:connector draw:style-name="gr23" draw:text-style-name="P3" draw:layer="layout" draw:type="line" svg:x1="7.826cm" svg:y1="6.715cm" svg:x2="7.883cm" svg:y2="10.178cm" draw:start-shape="id13" draw:start-glue-point="2" draw:end-shape="id14" draw:end-glue-point="0" svg:d="M7826 6715l57 3463" svg:viewBox="0 0 58 3464">
          <text:p/>
        </draw:connector>
        <draw:connector draw:style-name="gr23" draw:text-style-name="P3" draw:layer="layout" draw:type="line" svg:x1="10.741cm" svg:y1="10.677cm" svg:x2="13.382cm" svg:y2="8.103cm" draw:start-shape="id14" draw:start-glue-point="1" draw:end-shape="id15" draw:end-glue-point="3" svg:d="M10741 10677l2641-2574" svg:viewBox="0 0 2642 2575">
          <text:p/>
        </draw:connector>
        <draw:connector draw:style-name="gr23" draw:text-style-name="P3" draw:layer="layout" draw:type="line" svg:x1="10.525cm" svg:y1="6.215cm" svg:x2="13.382cm" svg:y2="8.103cm" draw:start-shape="id13" draw:start-glue-point="1" draw:end-shape="id15" draw:end-glue-point="3" svg:d="M10525 6215l2857 1888" svg:viewBox="0 0 2858 1889">
          <text:p/>
        </draw:connector>
        <draw:connector draw:style-name="gr23" draw:text-style-name="P3" draw:layer="layout" draw:type="line" svg:x1="15.922cm" svg:y1="10.524cm" svg:x2="15.955cm" svg:y2="11.734cm" draw:start-shape="id16" draw:start-glue-point="2" draw:end-shape="id17" draw:end-glue-point="0" svg:d="M15922 10524l33 1210" svg:viewBox="0 0 34 1211">
          <text:p/>
        </draw:connector>
        <draw:custom-shape draw:style-name="gr24" draw:text-style-name="P9" xml:id="id18" draw:id="id18" draw:layer="layout" svg:width="4.763cm" svg:height="1.588cm" svg:x="12.747cm" svg:y="2.552cm">
          <text:p text:style-name="P8"><text:span text:style-name="T2">Frontend :)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5.445cm" svg:y1="3.346cm" svg:x2="12.747cm" svg:y2="3.346cm" draw:start-shape="id12" draw:start-glue-point="1" draw:end-shape="id18" draw:end-glue-point="3" svg:d="M5445 3346h7302" svg:viewBox="0 0 7303 1">
          <text:p/>
        </draw:connector>
        <draw:frame draw:style-name="gr12" draw:text-style-name="P7" draw:layer="layout" svg:width="9.65cm" svg:height="0.962cm" svg:x="6.327cm" svg:y="1.317cm">
          <draw:text-box>
            <text:p><text:span text:style-name="T2">A</text:span><text:span text:style-name="T2">c</text:span><text:span text:style-name="T2">y</text:span><text:span text:style-name="T2">c</text:span><text:span text:style-name="T2">l</text:span><text:span text:style-name="T2">i</text:span><text:span text:style-name="T2">c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e</text:span><text:span text:style-name="T2">d</text:span><text:span text:style-name="T2"> </text:span><text:span text:style-name="T2">u</text:span><text:span text:style-name="T2">n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e</text:span><text:span text:style-name="T2">d</text:span></text:p>
          </draw:text-box>
        </draw:frame>
        <draw:connector draw:style-name="gr23" draw:text-style-name="P3" draw:layer="layout" draw:type="line" svg:x1="15.922cm" svg:y1="8.58cm" svg:x2="15.922cm" svg:y2="9.572cm" draw:start-shape="id15" draw:start-glue-point="2" draw:end-shape="id16" draw:end-glue-point="0" svg:d="M15922 8580v992" svg:viewBox="0 0 1 993">
          <text:p/>
        </draw:connector>
      </draw:page>
      <draw:page draw:name="page3" draw:style-name="dp1" draw:master-page-name="Default">
        <draw:custom-shape draw:style-name="gr25" draw:text-style-name="P9" xml:id="id19" draw:id="id19" draw:layer="layout" svg:width="4.763cm" svg:height="2.223cm" svg:x="1.952cm" svg:y="2.587cm">
          <text:p text:style-name="P8"><text:span text:style-name="T2">San Francisc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0" draw:id="id20" draw:layer="layout" svg:width="4.763cm" svg:height="2.223cm" svg:x="1.952cm" svg:y="7.349cm">
          <text:p text:style-name="P8"><text:span text:style-name="T2">Menlo Park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1" draw:id="id21" draw:layer="layout" svg:width="4.763cm" svg:height="2.223cm" svg:x="6.08cm" svg:y="11.159cm">
          <text:p text:style-name="P8"><text:span text:style-name="T2">Palo Alt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3" draw:id="id23" draw:layer="layout" svg:width="4.763cm" svg:height="2.223cm" svg:x="6.085cm" svg:y="16.557cm">
          <text:p text:style-name="P8"><text:span text:style-name="T2">Mountain View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2" draw:id="id22" draw:layer="layout" svg:width="4.763cm" svg:height="2.223cm" svg:x="14.334cm" svg:y="16.557cm">
          <text:p text:style-name="P8"><text:span text:style-name="T2">Sunnyva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4" draw:id="id24" draw:layer="layout" svg:width="4.763cm" svg:height="2.223cm" svg:x="14.327cm" svg:y="23.225cm">
          <text:p text:style-name="P8"><text:span text:style-name="T2">San Jos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333cm" svg:y1="4.81cm" svg:x2="4.333cm" svg:y2="7.349cm" draw:start-shape="id19" draw:start-glue-point="2" draw:end-shape="id20" draw:end-glue-point="0" svg:d="M4333 4810v2539" svg:viewBox="0 0 1 2540">
          <text:p/>
        </draw:connector>
        <draw:connector draw:style-name="gr11" draw:text-style-name="P1" draw:layer="layout" svg:x1="6.715cm" svg:y1="3.698cm" svg:x2="8.461cm" svg:y2="11.159cm" draw:start-shape="id19" draw:start-glue-point="1" draw:end-shape="id21" svg:d="M6715 3698h1746v7461" svg:viewBox="0 0 1747 7462">
          <text:p/>
        </draw:connector>
        <draw:connector draw:style-name="gr11" draw:text-style-name="P1" draw:layer="layout" svg:x1="4.333cm" svg:y1="9.572cm" svg:x2="6.08cm" svg:y2="12.27cm" draw:start-shape="id20" draw:start-glue-point="2" draw:end-shape="id21" draw:end-glue-point="3" svg:d="M4333 9572v2698h1747" svg:viewBox="0 0 1748 2699">
          <text:p/>
        </draw:connector>
        <draw:connector draw:style-name="gr11" draw:text-style-name="P1" draw:layer="layout" svg:x1="10.843cm" svg:y1="12.27cm" svg:x2="16.715cm" svg:y2="16.557cm" draw:start-shape="id21" draw:start-glue-point="1" draw:end-shape="id22" draw:end-glue-point="0" svg:d="M10843 12270h5872v4287" svg:viewBox="0 0 5873 4288">
          <text:p/>
        </draw:connector>
        <draw:connector draw:style-name="gr11" draw:text-style-name="P1" draw:layer="layout" svg:x1="8.461cm" svg:y1="13.382cm" svg:x2="8.466cm" svg:y2="16.557cm" draw:start-shape="id21" draw:start-glue-point="2" draw:end-shape="id23" draw:end-glue-point="0" svg:d="M8461 13382v1587h5v1588" svg:viewBox="0 0 6 3176">
          <text:p/>
        </draw:connector>
        <draw:connector draw:style-name="gr11" draw:text-style-name="P1" draw:layer="layout" svg:x1="16.715cm" svg:y1="18.78cm" svg:x2="16.708cm" svg:y2="23.225cm" draw:start-shape="id22" draw:start-glue-point="2" draw:end-shape="id24" svg:d="M16715 18780v2222h-7v2223" svg:viewBox="0 0 8 4446">
          <text:p/>
        </draw:connector>
        <draw:connector draw:style-name="gr11" draw:text-style-name="P1" draw:layer="layout" svg:x1="8.466cm" svg:y1="18.78cm" svg:x2="14.327cm" svg:y2="24.336cm" draw:start-shape="id23" draw:start-glue-point="2" draw:end-shape="id24" draw:end-glue-point="3" svg:d="M8466 18780v5556h5861" svg:viewBox="0 0 5862 5557">
          <text:p/>
        </draw:connector>
        <draw:connector draw:style-name="gr11" draw:text-style-name="P1" draw:layer="layout" svg:x1="10.848cm" svg:y1="17.668cm" svg:x2="14.334cm" svg:y2="17.668cm" draw:start-shape="id23" draw:start-glue-point="1" draw:end-shape="id22" draw:end-glue-point="3" svg:d="M10848 17668h3486" svg:viewBox="0 0 3487 1">
          <text:p/>
        </draw:connector>
        <draw:frame draw:style-name="gr26" draw:text-style-name="P7" draw:layer="layout" svg:width="1.26cm" svg:height="0.962cm" svg:x="4.24cm" svg:y="5.753cm">
          <draw:text-box>
            <text:p><text:span text:style-name="T2">3</text:span><text:span text:style-name="T2">5</text:span></text:p>
          </draw:text-box>
        </draw:frame>
        <draw:frame draw:style-name="gr27" draw:text-style-name="P7" draw:layer="layout" svg:width="0.635cm" svg:height="0.962cm" svg:x="4.343cm" svg:y="10.525cm">
          <draw:text-box>
            <text:p><text:span text:style-name="T2">5</text:span></text:p>
          </draw:text-box>
        </draw:frame>
        <draw:frame draw:style-name="gr26" draw:text-style-name="P7" draw:layer="layout" svg:width="1.26cm" svg:height="0.962cm" svg:x="8.367cm" svg:y="7.032cm">
          <draw:text-box>
            <text:p><text:span text:style-name="T2">3</text:span><text:span text:style-name="T2">8</text:span></text:p>
          </draw:text-box>
        </draw:frame>
        <draw:frame draw:style-name="gr27" draw:text-style-name="P7" draw:layer="layout" svg:width="0.635cm" svg:height="0.962cm" svg:x="8.42cm" svg:y="14.325cm">
          <draw:text-box>
            <text:p><text:span text:style-name="T2">7</text:span></text:p>
          </draw:text-box>
        </draw:frame>
        <draw:frame draw:style-name="gr27" draw:text-style-name="P7" draw:layer="layout" svg:width="1.27cm" svg:height="0.962cm" svg:x="15.605cm" svg:y="12.42cm">
          <draw:text-box>
            <text:p><text:span text:style-name="T2">1</text:span><text:span text:style-name="T2">0</text:span></text:p>
          </draw:text-box>
        </draw:frame>
        <draw:frame draw:style-name="gr27" draw:text-style-name="P7" draw:layer="layout" svg:width="0.318cm" svg:height="0.962cm" svg:x="12.412cm" svg:y="16.875cm">
          <draw:text-box>
            <text:p><text:span text:style-name="T2">2</text:span></text:p>
          </draw:text-box>
        </draw:frame>
        <draw:frame draw:style-name="gr27" draw:text-style-name="P7" draw:layer="layout" svg:width="1.587cm" svg:height="0.962cm" svg:x="16.658cm" svg:y="20.358cm">
          <draw:text-box>
            <text:p><text:span text:style-name="T2">1</text:span><text:span text:style-name="T2">2</text:span></text:p>
          </draw:text-box>
        </draw:frame>
        <draw:frame draw:style-name="gr27" draw:text-style-name="P7" draw:layer="layout" svg:width="1.27cm" svg:height="0.962cm" svg:x="8.62cm" svg:y="21.31cm">
          <draw:text-box>
            <text:p><text:span text:style-name="T2">1</text:span><text:span text:style-name="T2">1</text:span></text:p>
          </draw:text-box>
        </draw:frame>
        <draw:frame draw:style-name="gr12" draw:text-style-name="P7" draw:layer="layout" svg:width="9.65cm" svg:height="0.962cm" svg:x="7.318cm" svg:y="1cm">
          <draw:text-box>
            <text:p><text:span text:style-name="T2">C</text:span><text:span text:style-name="T2">y</text:span><text:span text:style-name="T2">c</text:span><text:span text:style-name="T2">l</text:span><text:span text:style-name="T2">i</text:span><text:span text:style-name="T2">c</text:span><text:span text:style-name="T2"> </text:span><text:span text:style-name="T2">U</text:span><text:span text:style-name="T2">n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e</text:span><text:span text:style-name="T2">d</text:span><text:span text:style-name="T2"> </text:span><text:span text:style-name="T2">a</text:span><text:span text:style-name="T2">n</text:span><text:span text:style-name="T2">d</text:span><text:span text:style-name="T2"> 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e</text:span><text:span text:style-name="T2">d</text:span></text:p>
          </draw:text-box>
        </draw:frame>
      </draw:page>
      <draw:page draw:name="page4" draw:style-name="dp1" draw:master-page-name="Default">
        <draw:custom-shape draw:style-name="gr28" draw:text-style-name="P10" draw:layer="layout" svg:width="19.028cm" svg:height="14.287cm" draw:transform="skewX (-0.00733038285837618) translate (1.266cm 1cm)">
          <text:p text:style-name="P1">Graph</text:p>
          <draw:enhanced-geometry svg:viewBox="0 0 21600 21600" draw:type="rectangle" draw:enhanced-path="M 0 0 L 21600 0 21600 21600 0 21600 0 0 Z N"/>
        </draw:custom-shape>
        <draw:custom-shape draw:style-name="gr29" draw:text-style-name="P11" xml:id="id26" draw:id="id26" draw:layer="layout" svg:width="5.397cm" svg:height="1.905cm" svg:x="7.35cm" svg:y="7.35cm">
          <text:p text:style-name="P1">Node 2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5.397cm" svg:height="1.27cm" svg:x="7.35cm" svg:y="9.255cm">
          <text:p text:style-name="P1">Data 2</text:p>
          <draw:enhanced-geometry svg:viewBox="0 0 21600 21600" draw:type="rectangle" draw:enhanced-path="M 0 0 L 21600 0 21600 21600 0 21600 0 0 Z N"/>
        </draw:custom-shape>
        <draw:custom-shape draw:style-name="gr31" draw:text-style-name="P11" xml:id="id30" draw:id="id30" draw:layer="layout" svg:width="5.397cm" svg:height="2.269cm" svg:x="7.35cm" svg:y="10.525cm">
          <text:p text:style-name="P1">Adjacents</text:p>
          <draw:enhanced-geometry svg:viewBox="0 0 21600 21600" draw:type="rectangle" draw:enhanced-path="M 0 0 L 21600 0 21600 21600 0 21600 0 0 Z N"/>
        </draw:custom-shape>
        <draw:custom-shape draw:style-name="gr32" draw:text-style-name="P11" xml:id="id25" draw:id="id25" draw:layer="layout" svg:width="3.492cm" svg:height="2.223cm" svg:x="8.938cm" svg:y="2.27cm">
          <text:p text:style-name="P1">Nod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2" draw:layer="layout" draw:type="line" svg:x1="10.684cm" svg:y1="4.493cm" svg:x2="10.048cm" svg:y2="7.35cm" draw:start-shape="id25" draw:start-glue-point="8" draw:end-shape="id26" draw:end-glue-point="0" svg:d="M10684 4493l-636 2857" svg:viewBox="0 0 637 2858">
          <text:p/>
        </draw:connector>
        <draw:custom-shape draw:style-name="gr34" draw:text-style-name="P11" xml:id="id27" draw:id="id27" draw:layer="layout" svg:width="5.397cm" svg:height="1.905cm" svg:x="1.635cm" svg:y="7.35cm">
          <text:p text:style-name="P1">Node 1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.635cm" svg:y="9.255cm">
          <text:p text:style-name="P1">Data 1</text:p>
          <draw:enhanced-geometry svg:viewBox="0 0 21600 21600" draw:type="rectangle" draw:enhanced-path="M 0 0 L 21600 0 21600 21600 0 21600 0 0 Z N"/>
        </draw:custom-shape>
        <draw:custom-shape draw:style-name="gr36" draw:text-style-name="P11" xml:id="id29" draw:id="id29" draw:layer="layout" svg:width="5.397cm" svg:height="2.269cm" svg:x="1.6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type="line" svg:x1="10.684cm" svg:y1="4.493cm" svg:x2="4.333cm" svg:y2="7.35cm" draw:start-shape="id25" draw:start-glue-point="8" draw:end-shape="id27" draw:end-glue-point="0" svg:d="M10684 4493l-6351 2857" svg:viewBox="0 0 6352 2858">
          <text:p/>
        </draw:connector>
        <draw:custom-shape draw:style-name="gr34" draw:text-style-name="P11" xml:id="id28" draw:id="id28" draw:layer="layout" svg:width="5.397cm" svg:height="1.905cm" svg:x="14.335cm" svg:y="7.35cm">
          <text:p text:style-name="P1">Node N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4.335cm" svg:y="9.255cm">
          <text:p text:style-name="P1">Data N</text:p>
          <draw:enhanced-geometry svg:viewBox="0 0 21600 21600" draw:type="rectangle" draw:enhanced-path="M 0 0 L 21600 0 21600 21600 0 21600 0 0 Z N"/>
        </draw:custom-shape>
        <draw:custom-shape draw:style-name="gr36" draw:text-style-name="P11" xml:id="id31" draw:id="id31" draw:layer="layout" svg:width="5.397cm" svg:height="2.269cm" svg:x="14.3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8" draw:text-style-name="P3" draw:layer="layout" draw:type="line" svg:x1="10.684cm" svg:y1="4.493cm" svg:x2="17.033cm" svg:y2="7.35cm" draw:start-shape="id25" draw:start-glue-point="8" draw:end-shape="id28" draw:end-glue-point="0" svg:d="M10684 4493l6349 2857" svg:viewBox="0 0 6350 2858">
          <text:p/>
        </draw:connector>
        <draw:frame draw:style-name="gr39" draw:text-style-name="P4" draw:layer="layout" svg:width="1.587cm" svg:height="1.511cm" svg:x="12.43cm" svg:y="7.985cm">
          <draw:text-box>
            <text:p>...</text:p>
          </draw:text-box>
        </draw:frame>
        <draw:connector draw:style-name="gr40" draw:text-style-name="P3" draw:layer="layout" draw:line-skew="0.406cm" svg:x1="4.333cm" svg:y1="12.794cm" svg:x2="10.048cm" svg:y2="12.794cm" draw:start-shape="id29" draw:start-glue-point="2" draw:end-shape="id30" draw:end-glue-point="2" svg:d="M4333 12794v906h5715v-906" svg:viewBox="0 0 5716 907">
          <text:p/>
        </draw:connector>
        <draw:connector draw:style-name="gr40" draw:text-style-name="P3" draw:layer="layout" svg:x1="14.335cm" svg:y1="11.659cm" svg:x2="12.747cm" svg:y2="11.659cm" draw:start-shape="id31" draw:start-glue-point="3" draw:end-shape="id30" draw:end-glue-point="1" svg:d="M14335 11659h-1588" svg:viewBox="0 0 1589 1">
          <text:p/>
        </draw:connector>
        <draw:connector draw:style-name="gr41" draw:text-style-name="P3" draw:layer="layout" draw:line-skew="1.041cm" svg:x1="4.333cm" svg:y1="12.794cm" svg:x2="17.033cm" svg:y2="12.794cm" draw:start-shape="id29" draw:start-glue-point="2" draw:end-shape="id31" draw:end-glue-point="2" svg:d="M4333 12794v1541h12700v-1541" svg:viewBox="0 0 12701 1542">
          <text:p/>
        </draw:connector>
      </draw:page>
      <draw:page draw:name="page5" draw:style-name="dp1" draw:master-page-name="Default">
        <draw:frame draw:style-name="gr42" draw:text-style-name="P15" draw:layer="layout" svg:width="9.62cm" svg:height="8.533cm" svg:x="1.222cm" svg:y="15.287cm">
          <draw:text-box>
            <text:p text:style-name="P13"><text:span text:style-name="T1">C</text:span><text:span text:style-name="T1">o</text:span><text:span text:style-name="T1">m</text:span><text:span text:style-name="T1">m</text:span><text:span text:style-name="T1">o</text:span><text:span text:style-name="T1">n</text:span><text:span text:style-name="T1"> </text:span><text:span text:style-name="T1">O</text:span><text:span text:style-name="T1">p</text:span><text:span text:style-name="T1">e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/text:p>
            <text:p text:style-name="P13"><text:span text:style-name="T1">-</text:span><text:span text:style-name="T1"> </text:span><text:span text:style-name="T1">T</text:span><text:span text:style-name="T1">r</text:span><text:span text:style-name="T1">a</text:span><text:span text:style-name="T1">v</text:span><text:span text:style-name="T1">e</text:span><text:span text:style-name="T1">r</text:span><text:span text:style-name="T1">s</text:span><text:span text:style-name="T1">e</text:span></text:p>
            <text:p text:style-name="P13"><text:span text:style-name="T1"><text:s/></text:span><text:span text:style-name="T1"><text:s/></text:span><text:span text:style-name="T1">-</text:span><text:span text:style-name="T1"> </text:span><text:span text:style-name="T1">B</text:span><text:span text:style-name="T1">r</text:span><text:span text:style-name="T1">e</text:span><text:span text:style-name="T1">a</text:span><text:span text:style-name="T1">d</text:span><text:span text:style-name="T1">t</text:span><text:span text:style-name="T1">h</text:span><text:span text:style-name="T1">-</text:span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S</text:span><text:span text:style-name="T1">e</text:span><text:span text:style-name="T1">a</text:span><text:span text:style-name="T1">r</text:span><text:span text:style-name="T1">c</text:span><text:span text:style-name="T1">h</text:span><text:span text:style-name="T1"> </text:span><text:span text:style-name="T1">(</text:span><text:span text:style-name="T1">B</text:span><text:span text:style-name="T1">F</text:span><text:span text:style-name="T1">S</text:span><text:span text:style-name="T1">)</text:span></text:p>
            <text:p text:style-name="P13"><text:span text:style-name="T1"><text:s/></text:span><text:span text:style-name="T1"><text:s/></text:span><text:span text:style-name="T1">-</text:span><text:span text:style-name="T1"> </text:span><text:span text:style-name="T1">D</text:span><text:span text:style-name="T1">e</text:span><text:span text:style-name="T1">p</text:span><text:span text:style-name="T1">t</text:span><text:span text:style-name="T1">h</text:span><text:span text:style-name="T1">-</text:span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S</text:span><text:span text:style-name="T1">e</text:span><text:span text:style-name="T1">a</text:span><text:span text:style-name="T1">r</text:span><text:span text:style-name="T1">c</text:span><text:span text:style-name="T1">h</text:span><text:span text:style-name="T1"> </text:span><text:span text:style-name="T1">(</text:span><text:span text:style-name="T1">D</text:span><text:span text:style-name="T1">F</text:span><text:span text:style-name="T1">S</text:span><text:span text:style-name="T1">)</text:span></text:p>
            <text:p text:style-name="P13"><text:span text:style-name="T1">-</text:span><text:span text:style-name="T1"> </text:span><text:span text:style-name="T1">F</text:span><text:span text:style-name="T1">i</text:span><text:span text:style-name="T1">n</text:span><text:span text:style-name="T1">d</text:span><text:span text:style-name="T1"> </text:span><text:span text:style-name="T1">i</text:span><text:span text:style-name="T1">f</text:span><text:span text:style-name="T1"> </text:span><text:span text:style-name="T1">a</text:span><text:span text:style-name="T1"> </text:span><text:span text:style-name="T1">n</text:span><text:span text:style-name="T1">o</text:span><text:span text:style-name="T1">d</text:span><text:span text:style-name="T1">e</text:span><text:span text:style-name="T1"> </text:span><text:span text:style-name="T1">i</text:span><text:span text:style-name="T1">s</text:span><text:span text:style-name="T1"> </text:span><text:span text:style-name="T1">r</text:span><text:span text:style-name="T1">e</text:span><text:span text:style-name="T1">a</text:span><text:span text:style-name="T1">c</text:span><text:span text:style-name="T1">h</text:span><text:span text:style-name="T1">a</text:span><text:span text:style-name="T1">b</text:span><text:span text:style-name="T1">l</text:span><text:span text:style-name="T1">e</text:span></text:p>
            <text:p text:style-name="P13"><text:span text:style-name="T1">-</text:span><text:span text:style-name="T1"> </text:span><text:span text:style-name="T1">F</text:span><text:span text:style-name="T1">i</text:span><text:span text:style-name="T1">n</text:span><text:span text:style-name="T1">d</text:span><text:span text:style-name="T1"> </text:span><text:span text:style-name="T1">P</text:span><text:span text:style-name="T1">a</text:span><text:span text:style-name="T1">t</text:span><text:span text:style-name="T1">h</text:span><text:span text:style-name="T1">s</text:span><text:span text:style-name="T1"> </text:span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 </text:span><text:span text:style-name="T1">n</text:span><text:span text:style-name="T1">o</text:span><text:span text:style-name="T1">d</text:span><text:span text:style-name="T1">e</text:span><text:span text:style-name="T1">s</text:span></text:p>
            <text:p text:style-name="P13"><text:span text:style-name="T1">-</text:span><text:span text:style-name="T1"> </text:span><text:span text:style-name="T1">F</text:span><text:span text:style-name="T1">i</text:span><text:span text:style-name="T1">n</text:span><text:span text:style-name="T1">d</text:span><text:span text:style-name="T1"> </text:span><text:span text:style-name="T1">c</text:span><text:span text:style-name="T1">y</text:span><text:span text:style-name="T1">c</text:span><text:span text:style-name="T1">l</text:span><text:span text:style-name="T1">e</text:span><text:span text:style-name="T1">s</text:span></text:p>
            <text:p text:style-name="P13"><text:span text:style-name="T1">-</text:span><text:span text:style-name="T1"> </text:span><text:span text:style-name="T1">T</text:span><text:span text:style-name="T1">o</text:span><text:span text:style-name="T1">p</text:span><text:span text:style-name="T1">o</text:span><text:span text:style-name="T1">g</text:span><text:span text:style-name="T1">r</text:span><text:span text:style-name="T1">a</text:span><text:span text:style-name="T1">p</text:span><text:span text:style-name="T1">h</text:span><text:span text:style-name="T1">i</text:span><text:span text:style-name="T1">c</text:span><text:span text:style-name="T1">a</text:span><text:span text:style-name="T1">l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/text:p>
            <text:p text:style-name="P14"><text:span text:style-name="T1"><text:s/></text:span><text:span text:style-name="T1"><text:s/></text:span><text:span text:style-name="T1">-</text:span><text:span text:style-name="T1"> 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e</text:span><text:span text:style-name="T1">d</text:span><text:span text:style-name="T1"> </text:span><text:span text:style-name="T1">a</text:span><text:span text:style-name="T1">c</text:span><text:span text:style-name="T1">y</text:span><text:span text:style-name="T1">c</text:span><text:span text:style-name="T1">l</text:span><text:span text:style-name="T1">i</text:span><text:span text:style-name="T1">c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text:span text:style-name="T1">s</text:span><text:span text:style-name="T1"> </text:span><text:span text:style-name="T1">(</text:span><text:span text:style-name="T1">D</text:span><text:span text:style-name="T1">A</text:span><text:span text:style-name="T1">G</text:span><text:span text:style-name="T1">)</text:span></text:p>
            <text:p text:style-name="P13"><text:span text:style-name="T1">-</text:span><text:span text:style-name="T1"> </text:span><text:span text:style-name="T1">F</text:span><text:span text:style-name="T1">i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h</text:span><text:span text:style-name="T1">o</text:span><text:span text:style-name="T1">r</text:span><text:span text:style-name="T1">t</text:span><text:span text:style-name="T1">e</text:span><text:span text:style-name="T1">s</text:span><text:span text:style-name="T1">t</text:span><text:span text:style-name="T1"> </text:span><text:span text:style-name="T1">p</text:span><text:span text:style-name="T1">a</text:span><text:span text:style-name="T1">t</text:span><text:span text:style-name="T1">h</text:span></text:p>
            <text:p text:style-name="P13"><text:span text:style-name="T1"><text:s/></text:span><text:span text:style-name="T1"><text:s/></text:span><text:span text:style-name="T1">-</text:span><text:span text:style-name="T1"> </text:span><text:span text:style-name="T1">D</text:span><text:span text:style-name="T1">i</text:span><text:span text:style-name="T1">j</text:span><text:span text:style-name="T1">k</text:span><text:span text:style-name="T1">s</text:span><text:span text:style-name="T1">t</text:span><text:span text:style-name="T1">r</text:span><text:span text:style-name="T1">a</text:span><text:span text:style-name="T1">’</text:span><text:span text:style-name="T1">s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/text:p>
          </draw:text-box>
        </draw:frame>
        <draw:custom-shape draw:style-name="gr43" draw:text-style-name="P17" xml:id="id32" draw:id="id32" draw:layer="layout" svg:width="1.588cm" svg:height="1.588cm" draw:transform="skewX (-0.0183259571459405) translate (1.636cm 1.635cm)">
          <text:p text:style-name="P16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7" xml:id="id33" draw:id="id33" draw:layer="layout" svg:width="1.588cm" svg:height="1.588cm" draw:transform="skewX (-0.0183259571459405) translate (8.151cm 1.636cm)">
          <text:p text:style-name="P16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37" draw:id="id37" draw:layer="layout" svg:width="1.588cm" svg:height="1.588cm" draw:transform="skewX (-0.0183259571459405) translate (11.449cm 1.635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35" draw:id="id35" draw:layer="layout" svg:width="1.588cm" svg:height="1.588cm" draw:transform="skewX (-0.0183259571459405) translate (5.163cm 5.445cm)">
          <text:p text:style-name="P16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xml:id="id36" draw:id="id36" draw:layer="layout" svg:width="1.588cm" svg:height="1.588cm" draw:transform="skewX (-0.0183259571459405) translate (8.151cm 5.445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xml:id="id40" draw:id="id40" draw:layer="layout" svg:width="1.588cm" svg:height="1.588cm" draw:transform="skewX (-0.0183259571459405) translate (11.449cm 8.938cm)">
          <text:p text:style-name="P16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7" xml:id="id39" draw:id="id39" draw:layer="layout" svg:width="1.588cm" svg:height="1.588cm" draw:transform="skewX (-0.0183259571459405) translate (15.606cm 5.391cm)">
          <text:p text:style-name="P16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xml:id="id43" draw:id="id43" draw:layer="layout" svg:width="1.588cm" svg:height="1.588cm" draw:transform="skewX (-0.0183259571459405) translate (1.636cm 9.043cm)">
          <text:p text:style-name="P16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7" xml:id="id38" draw:id="id38" draw:layer="layout" svg:width="1.588cm" svg:height="1.588cm" draw:transform="skewX (-0.0183259571459405) translate (15.606cm 1.635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42" draw:id="id42" draw:layer="layout" svg:width="1.588cm" svg:height="1.588cm" draw:transform="skewX (-0.0183259571459405) translate (15.606cm 8.883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xml:id="id41" draw:id="id41" draw:layer="layout" svg:width="1.588cm" svg:height="1.588cm" draw:transform="skewX (-0.0183259571459405) translate (11.449cm 5.445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7" xml:id="id34" draw:id="id34" draw:layer="layout" svg:width="1.588cm" svg:height="1.588cm" draw:transform="skewX (-0.0183259571459405) translate (1.636cm 5.445cm)">
          <text:p text:style-name="P16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7" xml:id="id44" draw:id="id44" draw:layer="layout" svg:width="1.588cm" svg:height="1.588cm" draw:transform="skewX (-0.0183259571459405) translate (5.163cm 9.043cm)">
          <text:p text:style-name="P16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46" draw:id="id46" draw:layer="layout" svg:width="1.588cm" svg:height="1.588cm" draw:transform="skewX (-0.0183259571459405) translate (1.636cm 12.536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45" draw:id="id45" draw:layer="layout" svg:width="1.588cm" svg:height="1.588cm" draw:transform="skewX (-0.0183259571459405) translate (5.163cm 12.536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9" draw:layer="layout" draw:type="line" svg:x1="3.24cm" svg:y1="2.429cm" svg:x2="8.166cm" svg:y2="2.43cm" draw:start-shape="id32" draw:start-glue-point="10" draw:end-shape="id33" draw:end-glue-point="6" svg:d="M3240 2429l4926 1" svg:viewBox="0 0 4927 2">
          <text:p/>
        </draw:connector>
        <draw:connector draw:style-name="gr57" draw:text-style-name="P19" draw:layer="layout" draw:type="line" svg:x1="2.46cm" svg:y1="3.223cm" svg:x2="2.43cm" svg:y2="5.445cm" draw:start-shape="id32" draw:start-glue-point="8" draw:end-shape="id34" draw:end-glue-point="4" svg:d="M2460 3223l-30 2222" svg:viewBox="0 0 31 2223">
          <text:p/>
        </draw:connector>
        <draw:connector draw:style-name="gr57" draw:text-style-name="P19" draw:layer="layout" draw:type="line" svg:x1="3.24cm" svg:y1="2.429cm" svg:x2="5.4cm" svg:y2="5.677cm" draw:start-shape="id32" draw:start-glue-point="10" draw:end-shape="id35" draw:end-glue-point="5" svg:d="M3240 2429l2160 3248" svg:viewBox="0 0 2161 3249">
          <text:p/>
        </draw:connector>
        <draw:connector draw:style-name="gr57" draw:text-style-name="P19" draw:layer="layout" draw:type="line" svg:x1="3.24cm" svg:y1="2.429cm" svg:x2="8.388cm" svg:y2="5.677cm" draw:start-shape="id32" draw:start-glue-point="10" draw:end-shape="id36" draw:end-glue-point="5" svg:d="M3240 2429l5148 3248" svg:viewBox="0 0 5149 3249">
          <text:p/>
        </draw:connector>
        <draw:connector draw:style-name="gr57" draw:text-style-name="P19" draw:layer="layout" draw:type="line" svg:x1="9.755cm" svg:y1="2.43cm" svg:x2="11.464cm" svg:y2="2.429cm" draw:start-shape="id33" draw:start-glue-point="10" draw:end-shape="id37" draw:end-glue-point="6" svg:d="M9755 2430l1709-1" svg:viewBox="0 0 1710 2">
          <text:p/>
        </draw:connector>
        <draw:connector draw:style-name="gr57" draw:text-style-name="P19" draw:layer="layout" draw:type="line" svg:x1="13.053cm" svg:y1="2.429cm" svg:x2="15.621cm" svg:y2="2.429cm" draw:start-shape="id37" draw:start-glue-point="10" draw:end-shape="id38" draw:end-glue-point="6" svg:d="M13053 2429h2568" svg:viewBox="0 0 2569 1">
          <text:p/>
        </draw:connector>
        <draw:connector draw:style-name="gr58" draw:text-style-name="P19" draw:layer="layout" draw:type="line" svg:x1="16.43cm" svg:y1="3.223cm" svg:x2="16.4cm" svg:y2="5.391cm" draw:start-shape="id38" draw:start-glue-point="8" draw:end-shape="id39" draw:end-glue-point="4" svg:d="M16430 3223l-30 2168" svg:viewBox="0 0 31 2169">
          <text:p/>
        </draw:connector>
        <draw:connector draw:style-name="gr58" draw:text-style-name="P19" draw:layer="layout" draw:type="line" svg:x1="15.621cm" svg:y1="6.185cm" svg:x2="12.81cm" svg:y2="9.17cm" draw:start-shape="id39" draw:start-glue-point="6" draw:end-shape="id40" draw:end-glue-point="11" svg:d="M15621 6185l-2811 2985" svg:viewBox="0 0 2812 2986">
          <text:p/>
        </draw:connector>
        <draw:connector draw:style-name="gr58" draw:text-style-name="P19" draw:layer="layout" draw:type="line" svg:x1="12.243cm" svg:y1="8.938cm" svg:x2="12.273cm" svg:y2="7.033cm" draw:start-shape="id40" draw:start-glue-point="4" draw:end-shape="id41" draw:end-glue-point="8" svg:d="M12243 8938l30-1905" svg:viewBox="0 0 31 1906">
          <text:p/>
        </draw:connector>
        <draw:connector draw:style-name="gr58" draw:text-style-name="P19" draw:layer="layout" draw:type="line" svg:x1="12.83cm" svg:y1="6.801cm" svg:x2="15.843cm" svg:y2="9.115cm" draw:start-shape="id41" draw:start-glue-point="9" draw:end-shape="id42" draw:end-glue-point="5" svg:d="M12830 6801l3013 2314" svg:viewBox="0 0 3014 2315">
          <text:p/>
        </draw:connector>
        <draw:connector draw:style-name="gr58" draw:text-style-name="P19" draw:layer="layout" draw:type="line" svg:x1="16.4cm" svg:y1="8.883cm" svg:x2="16.43cm" svg:y2="6.979cm" draw:start-shape="id42" draw:start-glue-point="4" draw:end-shape="id39" draw:end-glue-point="8" svg:d="M16400 8883l30-1904" svg:viewBox="0 0 31 1905">
          <text:p/>
        </draw:connector>
        <draw:connector draw:style-name="gr58" draw:text-style-name="P19" draw:layer="layout" draw:type="line" svg:x1="11.464cm" svg:y1="6.239cm" svg:x2="9.755cm" svg:y2="6.239cm" draw:start-shape="id41" draw:start-glue-point="6" draw:end-shape="id36" draw:end-glue-point="10" svg:d="M11464 6239h-1709" svg:viewBox="0 0 1710 1">
          <text:p/>
        </draw:connector>
        <draw:connector draw:style-name="gr58" draw:text-style-name="P19" draw:layer="layout" draw:type="line" svg:x1="8.166cm" svg:y1="6.239cm" svg:x2="6.767cm" svg:y2="6.239cm" draw:start-shape="id36" draw:start-glue-point="6" draw:end-shape="id35" draw:end-glue-point="10" svg:d="M8166 6239h-1399" svg:viewBox="0 0 1400 1">
          <text:p/>
        </draw:connector>
        <draw:connector draw:style-name="gr58" draw:text-style-name="P19" draw:layer="layout" draw:type="line" svg:x1="5.178cm" svg:y1="6.239cm" svg:x2="3.24cm" svg:y2="6.239cm" draw:start-shape="id35" draw:start-glue-point="6" draw:end-shape="id34" draw:end-glue-point="10" svg:d="M5178 6239h-1938" svg:viewBox="0 0 1939 1">
          <text:p/>
        </draw:connector>
        <draw:connector draw:style-name="gr58" draw:text-style-name="P19" draw:layer="layout" draw:type="line" svg:x1="3.24cm" svg:y1="9.837cm" svg:x2="5.178cm" svg:y2="9.837cm" draw:start-shape="id43" draw:start-glue-point="10" draw:end-shape="id44" draw:end-glue-point="6" svg:d="M3240 9837h1938" svg:viewBox="0 0 1939 1">
          <text:p/>
        </draw:connector>
        <draw:connector draw:style-name="gr58" draw:text-style-name="P19" draw:layer="layout" draw:type="line" svg:x1="5.987cm" svg:y1="10.631cm" svg:x2="5.957cm" svg:y2="12.536cm" draw:start-shape="id44" draw:start-glue-point="8" draw:end-shape="id45" draw:end-glue-point="4" svg:d="M5987 10631l-30 1905" svg:viewBox="0 0 31 1906">
          <text:p/>
        </draw:connector>
        <draw:connector draw:style-name="gr58" draw:text-style-name="P19" draw:layer="layout" draw:type="line" svg:x1="5.178cm" svg:y1="13.33cm" svg:x2="3.24cm" svg:y2="13.33cm" draw:start-shape="id45" draw:start-glue-point="6" draw:end-shape="id46" draw:end-glue-point="10" svg:d="M5178 13330h-1938" svg:viewBox="0 0 1939 1">
          <text:p/>
        </draw:connector>
        <draw:connector draw:style-name="gr58" draw:text-style-name="P19" draw:layer="layout" draw:type="line" svg:x1="2.43cm" svg:y1="12.536cm" svg:x2="2.46cm" svg:y2="10.631cm" draw:start-shape="id46" draw:start-glue-point="4" draw:end-shape="id43" draw:end-glue-point="8" svg:d="M2430 12536l30-1905" svg:viewBox="0 0 31 1906">
          <text:p/>
        </draw:connector>
        <draw:connector draw:style-name="gr58" draw:text-style-name="P19" draw:layer="layout" draw:type="line" svg:x1="8.945cm" svg:y1="5.445cm" svg:x2="8.975cm" svg:y2="3.224cm" draw:start-shape="id36" draw:start-glue-point="4" draw:end-shape="id33" draw:end-glue-point="8" svg:d="M8945 5445l30-2221" svg:viewBox="0 0 31 2222">
          <text:p/>
        </draw:connector>
        <draw:connector draw:style-name="gr58" draw:text-style-name="P19" draw:layer="layout" draw:type="line" svg:x1="5.957cm" svg:y1="9.043cm" svg:x2="5.987cm" svg:y2="7.033cm" draw:start-shape="id44" draw:start-glue-point="4" draw:end-shape="id35" draw:end-glue-point="8" svg:d="M5957 9043l30-2010" svg:viewBox="0 0 31 2011">
          <text:p/>
        </draw:connector>
        <draw:connector draw:style-name="gr57" draw:text-style-name="P19" draw:layer="layout" draw:type="line" svg:x1="8.408cm" svg:y1="2.992cm" svg:x2="5.957cm" svg:y2="5.445cm" draw:start-shape="id33" draw:start-glue-point="7" draw:end-shape="id35" draw:end-glue-point="4" svg:d="M8408 2992l-2451 2453" svg:viewBox="0 0 2452 2454">
          <text:p/>
        </draw:connector>
        <draw:connector draw:style-name="gr58" draw:text-style-name="P19" draw:layer="layout" draw:type="line" svg:x1="12.243cm" svg:y1="5.445cm" svg:x2="12.273cm" svg:y2="3.223cm" draw:start-shape="id41" draw:start-glue-point="4" draw:end-shape="id37" draw:end-glue-point="8" svg:d="M12243 5445l30-2222" svg:viewBox="0 0 31 2223">
          <text:p/>
        </draw:connector>
        <draw:connector draw:style-name="gr58" draw:text-style-name="P19" draw:layer="layout" draw:type="line" svg:x1="11.686cm" svg:y1="5.677cm" svg:x2="9.532cm" svg:y2="2.992cm" draw:start-shape="id41" draw:start-glue-point="5" draw:end-shape="id33" draw:end-glue-point="9" svg:d="M11686 5677l-2154-2685" svg:viewBox="0 0 2155 2686">
          <text:p/>
        </draw:connector>
        <draw:connector draw:style-name="gr57" draw:text-style-name="P19" draw:layer="layout" draw:type="line" svg:x1="11.706cm" svg:y1="2.991cm" svg:x2="9.512cm" svg:y2="5.677cm" draw:start-shape="id37" draw:start-glue-point="7" draw:end-shape="id36" draw:end-glue-point="11" svg:d="M11706 2991l-2194 2686" svg:viewBox="0 0 2195 2687">
          <text:p/>
        </draw:connector>
      </draw:page>
      <draw:page draw:name="page6" draw:style-name="dp1" draw:master-page-name="Default">
        <draw:custom-shape draw:style-name="gr59" draw:text-style-name="P17" xml:id="id47" draw:id="id47" draw:layer="layout" svg:width="1.588cm" svg:height="1.588cm" draw:transform="skewX (-0.0183259571459405) translate (1.635cm 6.134cm)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7" xml:id="id48" draw:id="id48" draw:layer="layout" svg:width="1.588cm" svg:height="1.588cm" draw:transform="skewX (-0.0183259571459405) translate (8.15cm 6.135cm)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7" xml:id="id52" draw:id="id52" draw:layer="layout" svg:width="1.588cm" svg:height="1.588cm" draw:transform="skewX (-0.0183259571459405) translate (11.448cm 6.134cm)">
          <text:p text:style-name="P16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xml:id="id50" draw:id="id50" draw:layer="layout" svg:width="1.588cm" svg:height="1.588cm" draw:transform="skewX (-0.0183259571459405) translate (5.162cm 9.944cm)">
          <text:p text:style-name="P1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7" xml:id="id51" draw:id="id51" draw:layer="layout" svg:width="1.588cm" svg:height="1.588cm" draw:transform="skewX (-0.0183259571459405) translate (8.15cm 9.944cm)">
          <text:p text:style-name="P1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7" xml:id="id55" draw:id="id55" draw:layer="layout" svg:width="1.588cm" svg:height="1.588cm" draw:transform="skewX (-0.0183259571459405) translate (11.448cm 13.437cm)">
          <text:p text:style-name="P16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7" xml:id="id54" draw:id="id54" draw:layer="layout" svg:width="1.588cm" svg:height="1.588cm" draw:transform="skewX (-0.0183259571459405) translate (15.605cm 9.89cm)">
          <text:p text:style-name="P16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8" xml:id="id58" draw:id="id58" draw:layer="layout" svg:width="1.588cm" svg:height="1.588cm" draw:transform="skewX (-0.0183259571459405) translate (1.635cm 13.542cm)">
          <text:p text:style-name="P20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7" xml:id="id53" draw:id="id53" draw:layer="layout" svg:width="1.588cm" svg:height="1.588cm" draw:transform="skewX (-0.0183259571459405) translate (15.605cm 6.134cm)">
          <text:p text:style-name="P16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7" xml:id="id57" draw:id="id57" draw:layer="layout" svg:width="1.588cm" svg:height="1.588cm" draw:transform="skewX (-0.0183259571459405) translate (15.605cm 13.382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7" xml:id="id56" draw:id="id56" draw:layer="layout" svg:width="1.588cm" svg:height="1.588cm" draw:transform="skewX (-0.0183259571459405) translate (11.448cm 9.944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7" xml:id="id49" draw:id="id49" draw:layer="layout" svg:width="1.588cm" svg:height="1.588cm" draw:transform="skewX (-0.0183259571459405) translate (1.635cm 9.944cm)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8" xml:id="id59" draw:id="id59" draw:layer="layout" svg:width="1.588cm" svg:height="1.588cm" draw:transform="skewX (-0.0183259571459405) translate (5.162cm 13.542cm)">
          <text:p text:style-name="P20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61" draw:id="id61" draw:layer="layout" svg:width="1.588cm" svg:height="1.588cm" draw:transform="skewX (-0.0183259571459405) translate (1.635cm 17.035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60" draw:id="id60" draw:layer="layout" svg:width="1.588cm" svg:height="1.588cm" draw:transform="skewX (-0.0183259571459405) translate (5.162cm 17.035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21" draw:layer="layout" svg:width="8.985cm" svg:height="2.54cm" svg:x="1.222cm" svg:y="1.317cm">
          <draw:text-box>
            <text:p text:style-name="P13"><text:span text:style-name="T3">F</text:span><text:span text:style-name="T3">i</text:span><text:span text:style-name="T3">n</text:span><text:span text:style-name="T3">d</text:span><text:span text:style-name="T3"> </text:span><text:span text:style-name="T3">a</text:span><text:span text:style-name="T3"> </text:span><text:span text:style-name="T3">p</text:span><text:span text:style-name="T3">a</text:span><text:span text:style-name="T3">t</text:span><text:span text:style-name="T3">h</text:span><text:span text:style-name="T3"> </text:span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</text:span><text:span text:style-name="T3"> </text:span><text:span text:style-name="T3">t</text:span><text:span text:style-name="T3">w</text:span><text:span text:style-name="T3">o</text:span><text:span text:style-name="T3"> </text:span><text:span text:style-name="T3">n</text:span><text:span text:style-name="T3">o</text:span><text:span text:style-name="T3">d</text:span><text:span text:style-name="T3">e</text:span><text:span text:style-name="T3">s</text:span></text:p>
            <text:p text:style-name="P13"><text:span text:style-name="T3">-</text:span><text:span text:style-name="T3"> </text:span><text:span text:style-name="T3">G</text:span><text:span text:style-name="T3">e</text:span><text:span text:style-name="T3">t</text:span><text:span text:style-name="T3">P</text:span><text:span text:style-name="T3">a</text:span><text:span text:style-name="T3">t</text:span><text:span text:style-name="T3">h</text:span><text:span text:style-name="T3">(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,</text:span><text:span text:style-name="T3"> </text:span><text:span text:style-name="T3">t</text:span><text:span text:style-name="T3">a</text:span><text:span text:style-name="T3">r</text:span><text:span text:style-name="T3">g</text:span><text:span text:style-name="T3">e</text:span><text:span text:style-name="T3">t</text:span><text:span text:style-name="T3">)</text:span><text:span text:style-name="T3">:</text:span><text:span text:style-name="T3"> </text:span><text:span text:style-name="T3">b</text:span><text:span text:style-name="T3">o</text:span><text:span text:style-name="T3">o</text:span><text:span text:style-name="T3">l</text:span><text:span text:style-name="T3">e</text:span><text:span text:style-name="T3">a</text:span><text:span text:style-name="T3">n</text:span></text:p>
            <text:p text:style-name="P13"><text:span text:style-name="T3"><text:s/></text:span><text:span text:style-name="T3"><text:s/></text:span><text:span text:style-name="T3">-</text:span><text:span text:style-name="T3"> </text:span><text:span text:style-name="T4">D</text:span><text:span text:style-name="T4">F</text:span><text:span text:style-name="T4">S</text:span></text:p>
            <text:p text:style-name="P13"><text:span text:style-name="T3"><text:s/></text:span><text:span text:style-name="T3"><text:s/></text:span><text:span text:style-name="T3">-</text:span><text:span text:style-name="T3"> </text:span><text:span text:style-name="T3">B</text:span><text:span text:style-name="T3">F</text:span><text:span text:style-name="T3">S</text:span></text:p>
          </draw:text-box>
        </draw:frame>
        <draw:connector draw:style-name="gr57" draw:text-style-name="P19" draw:layer="layout" draw:type="line" svg:x1="3.239cm" svg:y1="6.928cm" svg:x2="8.165cm" svg:y2="6.929cm" draw:start-shape="id47" draw:start-glue-point="10" draw:end-shape="id48" draw:end-glue-point="6" svg:d="M3239 6928l4926 1" svg:viewBox="0 0 4927 2">
          <text:p/>
        </draw:connector>
        <draw:connector draw:style-name="gr57" draw:text-style-name="P19" draw:layer="layout" draw:type="line" svg:x1="2.459cm" svg:y1="7.722cm" svg:x2="2.429cm" svg:y2="9.944cm" draw:start-shape="id47" draw:start-glue-point="8" draw:end-shape="id49" draw:end-glue-point="4" svg:d="M2459 7722l-30 2222" svg:viewBox="0 0 31 2223">
          <text:p/>
        </draw:connector>
        <draw:connector draw:style-name="gr57" draw:text-style-name="P19" draw:layer="layout" draw:type="line" svg:x1="3.239cm" svg:y1="6.928cm" svg:x2="5.399cm" svg:y2="10.176cm" draw:start-shape="id47" draw:start-glue-point="10" draw:end-shape="id50" draw:end-glue-point="5" svg:d="M3239 6928l2160 3248" svg:viewBox="0 0 2161 3249">
          <text:p/>
        </draw:connector>
        <draw:connector draw:style-name="gr57" draw:text-style-name="P19" draw:layer="layout" draw:type="line" svg:x1="3.239cm" svg:y1="6.928cm" svg:x2="8.387cm" svg:y2="10.176cm" draw:start-shape="id47" draw:start-glue-point="10" draw:end-shape="id51" draw:end-glue-point="5" svg:d="M3239 6928l5148 3248" svg:viewBox="0 0 5149 3249">
          <text:p/>
        </draw:connector>
        <draw:connector draw:style-name="gr57" draw:text-style-name="P19" draw:layer="layout" draw:type="line" svg:x1="9.754cm" svg:y1="6.929cm" svg:x2="11.463cm" svg:y2="6.928cm" draw:start-shape="id48" draw:start-glue-point="10" draw:end-shape="id52" draw:end-glue-point="6" svg:d="M9754 6929l1709-1" svg:viewBox="0 0 1710 2">
          <text:p/>
        </draw:connector>
        <draw:connector draw:style-name="gr57" draw:text-style-name="P19" draw:layer="layout" draw:type="line" svg:x1="13.052cm" svg:y1="6.928cm" svg:x2="15.62cm" svg:y2="6.928cm" draw:start-shape="id52" draw:start-glue-point="10" draw:end-shape="id53" draw:end-glue-point="6" svg:d="M13052 6928h2568" svg:viewBox="0 0 2569 1">
          <text:p/>
        </draw:connector>
        <draw:connector draw:style-name="gr58" draw:text-style-name="P19" draw:layer="layout" draw:type="line" svg:x1="16.429cm" svg:y1="7.722cm" svg:x2="16.399cm" svg:y2="9.89cm" draw:start-shape="id53" draw:start-glue-point="8" draw:end-shape="id54" draw:end-glue-point="4" svg:d="M16429 7722l-30 2168" svg:viewBox="0 0 31 2169">
          <text:p/>
        </draw:connector>
        <draw:connector draw:style-name="gr58" draw:text-style-name="P19" draw:layer="layout" draw:type="line" svg:x1="15.62cm" svg:y1="10.684cm" svg:x2="12.809cm" svg:y2="13.669cm" draw:start-shape="id54" draw:start-glue-point="6" draw:end-shape="id55" draw:end-glue-point="11" svg:d="M15620 10684l-2811 2985" svg:viewBox="0 0 2812 2986">
          <text:p/>
        </draw:connector>
        <draw:connector draw:style-name="gr58" draw:text-style-name="P19" draw:layer="layout" draw:type="line" svg:x1="12.242cm" svg:y1="13.437cm" svg:x2="12.272cm" svg:y2="11.532cm" draw:start-shape="id55" draw:start-glue-point="4" draw:end-shape="id56" draw:end-glue-point="8" svg:d="M12242 13437l30-1905" svg:viewBox="0 0 31 1906">
          <text:p/>
        </draw:connector>
        <draw:connector draw:style-name="gr58" draw:text-style-name="P19" draw:layer="layout" draw:type="line" svg:x1="12.829cm" svg:y1="11.3cm" svg:x2="15.842cm" svg:y2="13.614cm" draw:start-shape="id56" draw:start-glue-point="9" draw:end-shape="id57" draw:end-glue-point="5" svg:d="M12829 11300l3013 2314" svg:viewBox="0 0 3014 2315">
          <text:p/>
        </draw:connector>
        <draw:connector draw:style-name="gr58" draw:text-style-name="P19" draw:layer="layout" draw:type="line" svg:x1="16.399cm" svg:y1="13.382cm" svg:x2="16.429cm" svg:y2="11.478cm" draw:start-shape="id57" draw:start-glue-point="4" draw:end-shape="id54" draw:end-glue-point="8" svg:d="M16399 13382l30-1904" svg:viewBox="0 0 31 1905">
          <text:p/>
        </draw:connector>
        <draw:connector draw:style-name="gr58" draw:text-style-name="P19" draw:layer="layout" draw:type="line" svg:x1="11.463cm" svg:y1="10.738cm" svg:x2="9.754cm" svg:y2="10.738cm" draw:start-shape="id56" draw:start-glue-point="6" draw:end-shape="id51" draw:end-glue-point="10" svg:d="M11463 10738h-1709" svg:viewBox="0 0 1710 1">
          <text:p/>
        </draw:connector>
        <draw:connector draw:style-name="gr58" draw:text-style-name="P19" draw:layer="layout" draw:type="line" svg:x1="8.165cm" svg:y1="10.738cm" svg:x2="6.766cm" svg:y2="10.738cm" draw:start-shape="id51" draw:start-glue-point="6" draw:end-shape="id50" draw:end-glue-point="10" svg:d="M8165 10738h-1399" svg:viewBox="0 0 1400 1">
          <text:p/>
        </draw:connector>
        <draw:connector draw:style-name="gr58" draw:text-style-name="P19" draw:layer="layout" draw:type="line" svg:x1="5.177cm" svg:y1="10.738cm" svg:x2="3.239cm" svg:y2="10.738cm" draw:start-shape="id50" draw:start-glue-point="6" draw:end-shape="id49" draw:end-glue-point="10" svg:d="M5177 10738h-1938" svg:viewBox="0 0 1939 1">
          <text:p/>
        </draw:connector>
        <draw:connector draw:style-name="gr58" draw:text-style-name="P19" draw:layer="layout" draw:type="line" svg:x1="3.239cm" svg:y1="14.336cm" svg:x2="5.177cm" svg:y2="14.336cm" draw:start-shape="id58" draw:start-glue-point="10" draw:end-shape="id59" draw:end-glue-point="6" svg:d="M3239 14336h1938" svg:viewBox="0 0 1939 1">
          <text:p/>
        </draw:connector>
        <draw:connector draw:style-name="gr58" draw:text-style-name="P19" draw:layer="layout" draw:type="line" svg:x1="5.986cm" svg:y1="15.13cm" svg:x2="5.956cm" svg:y2="17.035cm" draw:start-shape="id59" draw:start-glue-point="8" draw:end-shape="id60" draw:end-glue-point="4" svg:d="M5986 15130l-30 1905" svg:viewBox="0 0 31 1906">
          <text:p/>
        </draw:connector>
        <draw:connector draw:style-name="gr58" draw:text-style-name="P19" draw:layer="layout" draw:type="line" svg:x1="5.177cm" svg:y1="17.829cm" svg:x2="3.239cm" svg:y2="17.829cm" draw:start-shape="id60" draw:start-glue-point="6" draw:end-shape="id61" draw:end-glue-point="10" svg:d="M5177 17829h-1938" svg:viewBox="0 0 1939 1">
          <text:p/>
        </draw:connector>
        <draw:connector draw:style-name="gr58" draw:text-style-name="P19" draw:layer="layout" draw:type="line" svg:x1="2.429cm" svg:y1="17.035cm" svg:x2="2.459cm" svg:y2="15.13cm" draw:start-shape="id61" draw:start-glue-point="4" draw:end-shape="id58" draw:end-glue-point="8" svg:d="M2429 17035l30-1905" svg:viewBox="0 0 31 1906">
          <text:p/>
        </draw:connector>
        <draw:connector draw:style-name="gr58" draw:text-style-name="P19" draw:layer="layout" draw:type="line" svg:x1="8.944cm" svg:y1="9.944cm" svg:x2="8.974cm" svg:y2="7.723cm" draw:start-shape="id51" draw:start-glue-point="4" draw:end-shape="id48" draw:end-glue-point="8" svg:d="M8944 9944l30-2221" svg:viewBox="0 0 31 2222">
          <text:p/>
        </draw:connector>
        <draw:connector draw:style-name="gr58" draw:text-style-name="P19" draw:layer="layout" draw:type="line" svg:x1="5.956cm" svg:y1="13.542cm" svg:x2="5.986cm" svg:y2="11.532cm" draw:start-shape="id59" draw:start-glue-point="4" draw:end-shape="id50" draw:end-glue-point="8" svg:d="M5956 13542l30-2010" svg:viewBox="0 0 31 2011">
          <text:p/>
        </draw:connector>
        <draw:connector draw:style-name="gr57" draw:text-style-name="P19" draw:layer="layout" draw:type="line" svg:x1="8.407cm" svg:y1="7.491cm" svg:x2="5.956cm" svg:y2="9.944cm" draw:start-shape="id48" draw:start-glue-point="7" draw:end-shape="id50" draw:end-glue-point="4" svg:d="M8407 7491l-2451 2453" svg:viewBox="0 0 2452 2454">
          <text:p/>
        </draw:connector>
        <draw:connector draw:style-name="gr58" draw:text-style-name="P19" draw:layer="layout" draw:type="line" svg:x1="12.242cm" svg:y1="9.944cm" svg:x2="12.272cm" svg:y2="7.722cm" draw:start-shape="id56" draw:start-glue-point="4" draw:end-shape="id52" draw:end-glue-point="8" svg:d="M12242 9944l30-2222" svg:viewBox="0 0 31 2223">
          <text:p/>
        </draw:connector>
        <draw:connector draw:style-name="gr58" draw:text-style-name="P19" draw:layer="layout" draw:type="line" svg:x1="11.685cm" svg:y1="10.176cm" svg:x2="9.531cm" svg:y2="7.491cm" draw:start-shape="id56" draw:start-glue-point="5" draw:end-shape="id48" draw:end-glue-point="9" svg:d="M11685 10176l-2154-2685" svg:viewBox="0 0 2155 2686">
          <text:p/>
        </draw:connector>
        <draw:connector draw:style-name="gr57" draw:text-style-name="P19" draw:layer="layout" draw:type="line" svg:x1="11.705cm" svg:y1="7.49cm" svg:x2="9.511cm" svg:y2="10.176cm" draw:start-shape="id52" draw:start-glue-point="7" draw:end-shape="id51" draw:end-glue-point="11" svg:d="M11705 7490l-2194 2686" svg:viewBox="0 0 2195 2687">
          <text:p/>
        </draw:connector>
        <draw:custom-shape draw:style-name="gr72" draw:text-style-name="P22" draw:layer="layout" svg:width="3.493cm" svg:height="1.27cm" svg:x="15.947cm" svg:y="2.27cm">
          <text:p text:style-name="P1">visi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1" draw:layer="layout" svg:x1="15.964cm" svg:y1="4.175cm" svg:x2="19.44cm" svg:y2="4.175cm" svg:d="M15964 4175h3476" svg:viewBox="0 0 3477 1">
          <text:p/>
        </draw:connector>
        <draw:connector draw:style-name="gr74" draw:text-style-name="P23" draw:layer="layout" svg:x1="15.947cm" svg:y1="4.886cm" svg:x2="19.423cm" svg:y2="4.886cm" svg:d="M15947 4886h3476" svg:viewBox="0 0 3477 1">
          <text:p/>
        </draw:connector>
        <draw:frame draw:style-name="gr75" draw:text-style-name="P24" draw:layer="layout" svg:width="3.986cm" svg:height="1.979cm" svg:x="12.12cm" svg:y="3.514cm">
          <draw:text-box>
            <text:p><text:span text:style-name="T5">T</text:span><text:span text:style-name="T5">o</text:span><text:span text:style-name="T5"> </text:span><text:span text:style-name="T5">v</text:span><text:span text:style-name="T5">i</text:span><text:span text:style-name="T5">s</text:span><text:span text:style-name="T5">i</text:span><text:span text:style-name="T5">t</text:span><text:span text:style-name="T5">:</text:span></text:p>
            <text:p><text:span text:style-name="T5">V</text:span><text:span text:style-name="T5">i</text:span><text:span text:style-name="T5">s</text:span><text:span text:style-name="T5">i</text:span><text:span text:style-name="T5">t</text:span><text:span text:style-name="T5">e</text:span><text:span text:style-name="T5">d</text:span><text:span text:style-name="T5"> </text:span><text:span text:style-name="T5">:</text:span></text:p>
          </draw:text-box>
        </draw:frame>
        <draw:custom-shape draw:style-name="gr76" draw:text-style-name="P17" draw:layer="layout" svg:width="4.763cm" svg:height="1.27cm" svg:x="10.842cm" svg:y="2.27cm">
          <text:p text:style-name="P16"><text:span text:style-name="T1">un-visi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5" draw:layer="layout" svg:width="3.493cm" svg:height="1.27cm" svg:x="15.922cm" svg:y="1cm">
          <text:p text:style-name="P1">toVis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frame draw:style-name="gr78" draw:text-style-name="P21" draw:layer="layout" svg:width="8.985cm" svg:height="2.54cm" svg:x="1.222cm" svg:y="1.317cm">
          <draw:text-box>
            <text:p text:style-name="P13"><text:span text:style-name="T3">Find Cycle</text:span></text:p>
            <text:p text:style-name="P13"><text:span text:style-name="T3">HasCycle()</text:span></text:p>
            <text:p text:style-name="P13"><text:span text:style-name="T3">HasCycle(startingAt)</text:span></text:p>
          </draw:text-box>
        </draw:frame>
        <draw:custom-shape draw:style-name="gr72" draw:text-style-name="P22" draw:layer="layout" svg:width="3.493cm" svg:height="1.27cm" svg:x="16.239cm" svg:y="3.857cm">
          <text:p text:style-name="P1">visi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7" draw:layer="layout" svg:width="4.763cm" svg:height="1.27cm" svg:x="15.604cm" svg:y="1cm">
          <text:p text:style-name="P16"><text:span text:style-name="T1">un-visi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6" draw:layer="layout" svg:width="4.763cm" svg:height="1.27cm" svg:x="15.604cm" svg:y="2.47cm">
          <text:p text:style-name="P16"><text:span text:style-name="T1">visitin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1" draw:text-style-name="P17" xml:id="id62" draw:id="id62" draw:layer="layout" svg:width="1.588cm" svg:height="1.588cm" draw:transform="skewX (-0.0183259571459405) translate (1.636cm 9.735cm)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7" xml:id="id63" draw:id="id63" draw:layer="layout" svg:width="1.588cm" svg:height="1.588cm" draw:transform="skewX (-0.0183259571459405) translate (8.151cm 9.736cm)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7" xml:id="id67" draw:id="id67" draw:layer="layout" svg:width="1.588cm" svg:height="1.588cm" draw:transform="skewX (-0.0183259571459405) translate (11.449cm 9.735cm)">
          <text:p text:style-name="P16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7" xml:id="id65" draw:id="id65" draw:layer="layout" svg:width="1.588cm" svg:height="1.588cm" draw:transform="skewX (-0.0183259571459405) translate (5.163cm 13.545cm)">
          <text:p text:style-name="P1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7" xml:id="id66" draw:id="id66" draw:layer="layout" svg:width="1.588cm" svg:height="1.588cm" draw:transform="skewX (-0.0183259571459405) translate (8.151cm 13.545cm)">
          <text:p text:style-name="P1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7" xml:id="id70" draw:id="id70" draw:layer="layout" svg:width="1.588cm" svg:height="1.588cm" draw:transform="skewX (-0.0183259571459405) translate (11.449cm 17.038cm)">
          <text:p text:style-name="P16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7" xml:id="id69" draw:id="id69" draw:layer="layout" svg:width="1.588cm" svg:height="1.588cm" draw:transform="skewX (-0.0183259571459405) translate (15.606cm 13.491cm)">
          <text:p text:style-name="P16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xml:id="id73" draw:id="id73" draw:layer="layout" svg:width="1.588cm" svg:height="1.588cm" draw:transform="skewX (-0.0183259571459405) translate (1.636cm 17.143cm)">
          <text:p text:style-name="P20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7" xml:id="id68" draw:id="id68" draw:layer="layout" svg:width="1.588cm" svg:height="1.588cm" draw:transform="skewX (-0.0183259571459405) translate (15.606cm 9.735cm)">
          <text:p text:style-name="P16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7" xml:id="id72" draw:id="id72" draw:layer="layout" svg:width="1.588cm" svg:height="1.588cm" draw:transform="skewX (-0.0183259571459405) translate (15.606cm 16.983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7" xml:id="id71" draw:id="id71" draw:layer="layout" svg:width="1.588cm" svg:height="1.588cm" draw:transform="skewX (-0.0183259571459405) translate (11.449cm 13.545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7" xml:id="id64" draw:id="id64" draw:layer="layout" svg:width="1.588cm" svg:height="1.588cm" draw:transform="skewX (-0.0183259571459405) translate (1.636cm 13.545cm)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xml:id="id74" draw:id="id74" draw:layer="layout" svg:width="1.588cm" svg:height="1.588cm" draw:transform="skewX (-0.0183259571459405) translate (5.163cm 17.143cm)">
          <text:p text:style-name="P20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76" draw:id="id76" draw:layer="layout" svg:width="1.588cm" svg:height="1.588cm" draw:transform="skewX (-0.0183259571459405) translate (1.636cm 22.236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75" draw:id="id75" draw:layer="layout" svg:width="1.588cm" svg:height="1.588cm" draw:transform="skewX (-0.0183259571459405) translate (5.163cm 22.236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9" draw:layer="layout" draw:type="line" svg:x1="3.24cm" svg:y1="10.529cm" svg:x2="8.166cm" svg:y2="10.53cm" draw:start-shape="id62" draw:start-glue-point="10" draw:end-shape="id63" draw:end-glue-point="6" svg:d="M3240 10529l4926 1" svg:viewBox="0 0 4927 2">
          <text:p/>
        </draw:connector>
        <draw:connector draw:style-name="gr57" draw:text-style-name="P19" draw:layer="layout" draw:type="line" svg:x1="2.46cm" svg:y1="11.323cm" svg:x2="2.43cm" svg:y2="13.545cm" draw:start-shape="id62" draw:start-glue-point="8" draw:end-shape="id64" draw:end-glue-point="4" svg:d="M2460 11323l-30 2222" svg:viewBox="0 0 31 2223">
          <text:p/>
        </draw:connector>
        <draw:connector draw:style-name="gr57" draw:text-style-name="P19" draw:layer="layout" draw:type="line" svg:x1="3.24cm" svg:y1="10.529cm" svg:x2="5.4cm" svg:y2="13.777cm" draw:start-shape="id62" draw:start-glue-point="10" draw:end-shape="id65" draw:end-glue-point="5" svg:d="M3240 10529l2160 3248" svg:viewBox="0 0 2161 3249">
          <text:p/>
        </draw:connector>
        <draw:connector draw:style-name="gr57" draw:text-style-name="P19" draw:layer="layout" draw:type="line" svg:x1="3.24cm" svg:y1="10.529cm" svg:x2="8.388cm" svg:y2="13.777cm" draw:start-shape="id62" draw:start-glue-point="10" draw:end-shape="id66" draw:end-glue-point="5" svg:d="M3240 10529l5148 3248" svg:viewBox="0 0 5149 3249">
          <text:p/>
        </draw:connector>
        <draw:connector draw:style-name="gr57" draw:text-style-name="P19" draw:layer="layout" draw:type="line" svg:x1="9.755cm" svg:y1="10.53cm" svg:x2="11.464cm" svg:y2="10.529cm" draw:start-shape="id63" draw:start-glue-point="10" draw:end-shape="id67" draw:end-glue-point="6" svg:d="M9755 10530l1709-1" svg:viewBox="0 0 1710 2">
          <text:p/>
        </draw:connector>
        <draw:connector draw:style-name="gr57" draw:text-style-name="P19" draw:layer="layout" draw:type="line" svg:x1="13.053cm" svg:y1="10.529cm" svg:x2="15.621cm" svg:y2="10.529cm" draw:start-shape="id67" draw:start-glue-point="10" draw:end-shape="id68" draw:end-glue-point="6" svg:d="M13053 10529h2568" svg:viewBox="0 0 2569 1">
          <text:p/>
        </draw:connector>
        <draw:connector draw:style-name="gr58" draw:text-style-name="P19" draw:layer="layout" draw:type="line" svg:x1="16.43cm" svg:y1="11.323cm" svg:x2="16.4cm" svg:y2="13.491cm" draw:start-shape="id68" draw:start-glue-point="8" draw:end-shape="id69" draw:end-glue-point="4" svg:d="M16430 11323l-30 2168" svg:viewBox="0 0 31 2169">
          <text:p/>
        </draw:connector>
        <draw:connector draw:style-name="gr58" draw:text-style-name="P19" draw:layer="layout" draw:type="line" svg:x1="12.243cm" svg:y1="17.038cm" svg:x2="12.273cm" svg:y2="15.133cm" draw:start-shape="id70" draw:start-glue-point="4" draw:end-shape="id71" draw:end-glue-point="8" svg:d="M12243 17038l30-1905" svg:viewBox="0 0 31 1906">
          <text:p/>
        </draw:connector>
        <draw:connector draw:style-name="gr58" draw:text-style-name="P19" draw:layer="layout" draw:type="line" svg:x1="16.4cm" svg:y1="16.983cm" svg:x2="16.43cm" svg:y2="15.079cm" draw:start-shape="id72" draw:start-glue-point="4" draw:end-shape="id69" draw:end-glue-point="8" svg:d="M16400 16983l30-1904" svg:viewBox="0 0 31 1905">
          <text:p/>
        </draw:connector>
        <draw:connector draw:style-name="gr58" draw:text-style-name="P19" draw:layer="layout" draw:type="line" svg:x1="11.464cm" svg:y1="14.339cm" svg:x2="9.755cm" svg:y2="14.339cm" draw:start-shape="id71" draw:start-glue-point="6" draw:end-shape="id66" draw:end-glue-point="10" svg:d="M11464 14339h-1709" svg:viewBox="0 0 1710 1">
          <text:p/>
        </draw:connector>
        <draw:connector draw:style-name="gr58" draw:text-style-name="P19" draw:layer="layout" draw:type="line" svg:x1="8.166cm" svg:y1="14.339cm" svg:x2="6.767cm" svg:y2="14.339cm" draw:start-shape="id66" draw:start-glue-point="6" draw:end-shape="id65" draw:end-glue-point="10" svg:d="M8166 14339h-1399" svg:viewBox="0 0 1400 1">
          <text:p/>
        </draw:connector>
        <draw:connector draw:style-name="gr58" draw:text-style-name="P19" draw:layer="layout" draw:type="line" svg:x1="5.178cm" svg:y1="14.339cm" svg:x2="3.24cm" svg:y2="14.339cm" draw:start-shape="id65" draw:start-glue-point="6" draw:end-shape="id64" draw:end-glue-point="10" svg:d="M5178 14339h-1938" svg:viewBox="0 0 1939 1">
          <text:p/>
        </draw:connector>
        <draw:connector draw:style-name="gr58" draw:text-style-name="P19" draw:layer="layout" draw:type="line" svg:x1="3.24cm" svg:y1="17.937cm" svg:x2="5.178cm" svg:y2="17.937cm" draw:start-shape="id73" draw:start-glue-point="10" draw:end-shape="id74" draw:end-glue-point="6" svg:d="M3240 17937h1938" svg:viewBox="0 0 1939 1">
          <text:p/>
        </draw:connector>
        <draw:connector draw:style-name="gr58" draw:text-style-name="P19" draw:layer="layout" draw:type="line" svg:x1="5.178cm" svg:y1="23.03cm" svg:x2="3.24cm" svg:y2="23.03cm" draw:start-shape="id75" draw:start-glue-point="6" draw:end-shape="id76" draw:end-glue-point="10" svg:d="M5178 23030h-1938" svg:viewBox="0 0 1939 1">
          <text:p/>
        </draw:connector>
        <draw:connector draw:style-name="gr58" draw:text-style-name="P19" draw:layer="layout" draw:type="line" svg:x1="2.43cm" svg:y1="22.236cm" svg:x2="2.46cm" svg:y2="18.731cm" draw:start-shape="id76" draw:start-glue-point="4" draw:end-shape="id73" draw:end-glue-point="8" svg:d="M2430 22236l30-3505" svg:viewBox="0 0 31 3506">
          <text:p/>
        </draw:connector>
        <draw:connector draw:style-name="gr58" draw:text-style-name="P19" draw:layer="layout" draw:type="line" svg:x1="8.945cm" svg:y1="13.545cm" svg:x2="8.975cm" svg:y2="11.324cm" draw:start-shape="id66" draw:start-glue-point="4" draw:end-shape="id63" draw:end-glue-point="8" svg:d="M8945 13545l30-2221" svg:viewBox="0 0 31 2222">
          <text:p/>
        </draw:connector>
        <draw:connector draw:style-name="gr58" draw:text-style-name="P19" draw:layer="layout" draw:type="line" svg:x1="12.243cm" svg:y1="13.545cm" svg:x2="12.273cm" svg:y2="11.323cm" draw:start-shape="id71" draw:start-glue-point="4" draw:end-shape="id67" draw:end-glue-point="8" svg:d="M12243 13545l30-2222" svg:viewBox="0 0 31 2223">
          <text:p/>
        </draw:connector>
        <draw:custom-shape draw:style-name="gr92" draw:text-style-name="P17" xml:id="id77" draw:id="id77" draw:layer="layout" svg:width="1.588cm" svg:height="1.588cm" draw:transform="skewX (-0.0183259571459405) translate (1.545cm 5.723cm)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7" xml:id="id78" draw:id="id78" draw:layer="layout" svg:width="1.588cm" svg:height="1.588cm" draw:transform="skewX (-0.0183259571459405) translate (4.88cm 3.692cm)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7" xml:id="id79" draw:id="id79" draw:layer="layout" svg:width="1.588cm" svg:height="1.588cm" draw:transform="skewX (-0.0183259571459405) translate (4.82cm 6.758cm)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7" xml:id="id80" draw:id="id80" draw:layer="layout" svg:width="1.588cm" svg:height="1.588cm" draw:transform="skewX (-0.0183259571459405) translate (8.977cm 4.235cm)">
          <text:p text:style-name="P1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2.906cm" svg:y1="5.955cm" svg:x2="4.895cm" svg:y2="4.486cm" draw:start-shape="id77" draw:start-glue-point="11" draw:end-shape="id78" draw:end-glue-point="6" svg:d="M2906 5955l1989-1469" svg:viewBox="0 0 1990 1470">
          <text:p/>
        </draw:connector>
        <draw:connector draw:style-name="gr58" draw:text-style-name="P19" draw:layer="layout" draw:type="line" svg:x1="6.181cm" svg:y1="6.99cm" svg:x2="8.992cm" svg:y2="5.029cm" draw:start-shape="id79" draw:start-glue-point="11" draw:end-shape="id80" draw:end-glue-point="6" svg:d="M6181 6990l2811-1961" svg:viewBox="0 0 2812 1962">
          <text:p/>
        </draw:connector>
        <draw:custom-shape draw:style-name="gr96" draw:text-style-name="P17" xml:id="id81" draw:id="id81" draw:layer="layout" svg:width="1.588cm" svg:height="1.588cm" draw:transform="skewX (-0.0183259571459405) translate (8.994cm 7.076cm)">
          <text:p text:style-name="P1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6.423cm" svg:y1="7.552cm" svg:x2="9.009cm" svg:y2="7.87cm" draw:start-shape="id79" draw:end-shape="id81" draw:end-glue-point="6" svg:d="M6423 7552l2586 318" svg:viewBox="0 0 2587 319">
          <text:p/>
        </draw:connector>
        <draw:connector draw:style-name="gr58" draw:text-style-name="P19" draw:layer="layout" draw:type="line" svg:x1="5.614cm" svg:y1="6.758cm" svg:x2="5.703cm" svg:y2="5.28cm" draw:start-shape="id79" draw:start-glue-point="4" draw:end-shape="id78" svg:d="M5614 6758l89-1478" svg:viewBox="0 0 90 1479">
          <text:p/>
        </draw:connector>
        <draw:custom-shape draw:style-name="gr97" draw:text-style-name="P17" xml:id="id82" draw:id="id82" draw:layer="layout" svg:width="1.588cm" svg:height="1.588cm" draw:transform="skewX (-0.0183259571459405) translate (12.53cm 4.227cm)">
          <text:p text:style-name="P16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10.581cm" svg:y1="5.029cm" svg:x2="12.545cm" svg:y2="5.021cm" draw:start-shape="id80" draw:start-glue-point="10" draw:end-shape="id82" draw:end-glue-point="6" svg:d="M10581 5029l1964-8" svg:viewBox="0 0 1965 9">
          <text:p/>
        </draw:connector>
        <draw:connector draw:style-name="gr58" draw:text-style-name="P19" draw:layer="layout" draw:type="line" svg:x1="9.788cm" svg:y1="7.076cm" svg:x2="9.801cm" svg:y2="5.823cm" draw:start-shape="id81" draw:start-glue-point="4" draw:end-shape="id80" draw:end-glue-point="8" svg:d="M9788 7076l13-1253" svg:viewBox="0 0 14 1254">
          <text:p/>
        </draw:connector>
        <draw:custom-shape draw:style-name="gr98" draw:text-style-name="P26" draw:layer="layout" svg:width="6.033cm" svg:height="6.032cm" svg:x="14.334cm" svg:y="19.415cm">
          <text:p text:style-name="P16"><text:span text:style-name="T1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9" draw:text-style-name="P22" draw:layer="layout" svg:width="6.367cm" svg:height="5.715cm" svg:x="7.667cm" svg:y="19.41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0" draw:text-style-name="P3" draw:layer="layout" draw:type="line" svg:x1="12.787cm" svg:y1="5.583cm" svg:x2="10.597cm" svg:y2="7.87cm" draw:start-shape="id82" draw:start-glue-point="7" draw:end-shape="id81" svg:d="M12787 5583l-2190 2287" svg:viewBox="0 0 2191 2288">
          <text:p/>
        </draw:connector>
        <draw:connector draw:style-name="gr101" draw:text-style-name="P3" draw:layer="layout" draw:type="line" svg:x1="2.926cm" svg:y1="7.079cm" svg:x2="4.835cm" svg:y2="7.552cm" draw:start-shape="id77" draw:start-glue-point="9" draw:end-shape="id79" svg:d="M2926 7079l1909 473" svg:viewBox="0 0 1910 474">
          <text:p/>
        </draw:connector>
        <draw:custom-shape draw:style-name="gr102" draw:text-style-name="P17" xml:id="id83" draw:id="id83" draw:layer="layout" svg:width="1.588cm" svg:height="1.588cm" draw:transform="skewX (-0.0183259571459405) translate (10.525cm 1.634cm)">
          <text:p text:style-name="P16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3" draw:layer="layout" draw:type="line" svg:x1="9.644cm" svg:y1="4.128cm" svg:x2="10.782cm" svg:y2="2.99cm" draw:end-shape="id83" draw:end-glue-point="7" svg:d="M9644 4128l1138-1138" svg:viewBox="0 0 1139 113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adornments="Regular" style:font-pitch="fixed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5" draw:display-name="Arrowheads 5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13" svg:d="M0 13l10-13 10 13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right" draw:textarea-vertical-align="middle" draw:auto-grow-height="false" draw:auto-grow-width="true" fo:padding-top="0.125cm" fo:padding-bottom="0.125cm" fo:padding-left="0.30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3:13.927521247</meta:creation-date>
    <meta:generator>LibreOffice/24.2.4.2$Linux_X86_64 LibreOffice_project/420$Build-2</meta:generator>
    <dc:date>2024-07-13T14:31:48.780954128</dc:date>
    <meta:editing-duration>PT6H46M34S</meta:editing-duration>
    <meta:editing-cycles>36</meta:editing-cycles>
    <meta:document-statistic meta:object-count="226"/>
  </office:meta>
</office:document-meta>
</file>